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alibri1" style:font-name-asian="Calibri1" style:font-name-complex="Calibri1"/>
    </style:style>
    <style:style style:name="ce4" style:family="table-cell" style:parent-style-name="Hyperlink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ce5" style:family="table-cell" style:parent-style-name="Excel_BuiltIn_Hyperlink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FF" style:text-underline-style="solid" style:text-underline-type="single"/>
    </style:style>
    <style:style style:name="ce6" style:family="table-cell" style:parent-style-name="Default" style:data-style-name="N3"/>
    <style:style style:name="ce7" style:family="table-cell" style:parent-style-name="Hyperlink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1.56104166666667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1.37583333333333cm"/>
    </style:style>
    <style:style style:name="co6" style:family="table-column">
      <style:table-column-properties fo:break-before="auto" style:column-width="7.43479166666667cm"/>
    </style:style>
    <style:style style:name="co7" style:family="table-column">
      <style:table-column-properties fo:break-before="auto" style:column-width="7.67291666666667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9.97479166666667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barcodePoin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1"/>
        <table:table-column table:style-name="co9" table:default-cell-style-name="ce1"/>
        <table:table-column table:style-name="co8" table:number-columns-repeated="1012" table:default-cell-style-name="ce1"/>
        <table:table-column table:style-name="co10" table:number-columns-repeated="15361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x (pix)</text:p>
          </table:table-cell>
          <table:table-cell office:value-type="string" table:style-name="ce1">
            <text:p>y (pix)</text:p>
          </table:table-cell>
          <table:table-cell office:value-type="string" table:style-name="ce1">
            <text:p>X (m)</text:p>
          </table:table-cell>
          <table:table-cell office:value-type="string" table:style-name="ce1">
            <text:p>Y (m)</text:p>
          </table:table-cell>
          <table:table-cell office:value-type="string" table:style-name="ce2">
            <text:p>Orientation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Redirect URL</text:p>
          </table:table-cell>
          <table:table-cell office:value-type="string" table:style-name="ce1">
            <text:p>Not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ffice3675</text:p>
          </table:table-cell>
          <table:table-cell office:value-type="float" office:value="574" table:style-name="ce1">
            <text:p>574</text:p>
          </table:table-cell>
          <table:table-cell office:value-type="float" office:value="1014" table:style-name="ce1">
            <text:p>1014</text:p>
          </table:table-cell>
          <table:table-cell office:value-type="float" office:value="18.827200000000001" table:formula="msoxl:=(B2*0.0328)" table:style-name="ce1">
            <text:p>18.8272</text:p>
          </table:table-cell>
          <table:table-cell office:value-type="float" office:value="13.972800000000001" table:formula="msoxl:=(1440-C2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75">http://www.cs.rit.edu/~robotlab/Office3675</text:a></text:p>
          </table:table-cell>
          <table:table-cell office:value-type="string" table:style-name="ce2">
            <text:p><text:a xlink:href="http://www.cs.rit.edu/~ta">http://www.cs.rit.edu/~ta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73</text:p>
          </table:table-cell>
          <table:table-cell office:value-type="float" office:value="693" table:style-name="ce1">
            <text:p>693</text:p>
          </table:table-cell>
          <table:table-cell office:value-type="float" office:value="1014" table:style-name="ce1">
            <text:p>1014</text:p>
          </table:table-cell>
          <table:table-cell office:value-type="float" office:value="22.730400000000003" table:formula="msoxl:=(B3*0.0328)" table:style-name="ce1">
            <text:p>22.7304</text:p>
          </table:table-cell>
          <table:table-cell office:value-type="float" office:value="13.972800000000001" table:formula="msoxl:=(1440-C3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73">http://www.cs.rit.edu/~robotlab/Office3673</text:a></text:p>
          </table:table-cell>
          <table:table-cell office:value-type="string" table:style-name="ce2">
            <text:p><text:a xlink:href="http://www.cs.rit.edu/~ta">http://www.cs.rit.edu/~ta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71</text:p>
          </table:table-cell>
          <table:table-cell office:value-type="float" office:value="746" table:style-name="ce1">
            <text:p>746</text:p>
          </table:table-cell>
          <table:table-cell office:value-type="float" office:value="1014" table:style-name="ce1">
            <text:p>1014</text:p>
          </table:table-cell>
          <table:table-cell office:value-type="float" office:value="24.468800000000002" table:formula="msoxl:=(B4*0.0328)" table:style-name="ce1">
            <text:p>24.4688</text:p>
          </table:table-cell>
          <table:table-cell office:value-type="float" office:value="13.972800000000001" table:formula="msoxl:=(1440-C4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71">http://www.cs.rit.edu/~robotlab/Office3671</text:a></text:p>
          </table:table-cell>
          <table:table-cell office:value-type="string" table:style-name="ce2">
            <text:p><text:a xlink:href="http://www.cs.rit.edu/~ta">http://www.cs.rit.edu/~ta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69</text:p>
          </table:table-cell>
          <table:table-cell office:value-type="float" office:value="829" table:style-name="ce1">
            <text:p>829</text:p>
          </table:table-cell>
          <table:table-cell office:value-type="float" office:value="1014" table:style-name="ce1">
            <text:p>1014</text:p>
          </table:table-cell>
          <table:table-cell office:value-type="float" office:value="27.191200000000002" table:formula="msoxl:=(B5*0.0328)" table:style-name="ce1">
            <text:p>27.1912</text:p>
          </table:table-cell>
          <table:table-cell office:value-type="float" office:value="13.972800000000001" table:formula="msoxl:=(1440-C5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69">http://www.cs.rit.edu/~robotlab/Office3669</text:a></text:p>
          </table:table-cell>
          <table:table-cell office:value-type="string" table:style-name="ce3">
            <text:p><text:a xlink:href="http://www.cs.rit.edu/~tmh">http://www.cs.rit.edu/~tmh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59</text:p>
          </table:table-cell>
          <table:table-cell office:value-type="float" office:value="912" table:style-name="ce1">
            <text:p>912</text:p>
          </table:table-cell>
          <table:table-cell office:value-type="float" office:value="1014" table:style-name="ce1">
            <text:p>1014</text:p>
          </table:table-cell>
          <table:table-cell office:value-type="float" office:value="29.913600000000002" table:formula="msoxl:=(B6*0.0328)" table:style-name="ce1">
            <text:p>29.9136</text:p>
          </table:table-cell>
          <table:table-cell office:value-type="float" office:value="13.972800000000001" table:formula="msoxl:=(1440-C6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59">http://www.cs.rit.edu/~robotlab/Office3659</text:a></text:p>
          </table:table-cell>
          <table:table-cell office:value-type="string" table:style-name="ce2">
            <text:p><text:a xlink:href="http://www.cs.rit.edu/~jsb">http://www.cs.rit.edu/~jsb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57</text:p>
          </table:table-cell>
          <table:table-cell office:value-type="float" office:value="998" table:style-name="ce1">
            <text:p>998</text:p>
          </table:table-cell>
          <table:table-cell office:value-type="float" office:value="1014" table:style-name="ce1">
            <text:p>1014</text:p>
          </table:table-cell>
          <table:table-cell office:value-type="float" office:value="32.734400000000001" table:formula="msoxl:=(B7*0.0328)" table:style-name="ce1">
            <text:p>32.7344</text:p>
          </table:table-cell>
          <table:table-cell office:value-type="float" office:value="13.972800000000001" table:formula="msoxl:=(1440-C7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57">http://www.cs.rit.edu/~robotlab/Office3657</text:a></text:p>
          </table:table-cell>
          <table:table-cell office:value-type="string" table:style-name="ce2">
            <text:p><text:a xlink:href="http://www.cs.rit.edu/~spr">http://www.cs.rit.edu/~spr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55</text:p>
          </table:table-cell>
          <table:table-cell office:value-type="float" office:value="1081" table:style-name="ce1">
            <text:p>1081</text:p>
          </table:table-cell>
          <table:table-cell office:value-type="float" office:value="1014" table:style-name="ce1">
            <text:p>1014</text:p>
          </table:table-cell>
          <table:table-cell office:value-type="float" office:value="35.456800000000001" table:formula="msoxl:=(B8*0.0328)" table:style-name="ce1">
            <text:p>35.4568</text:p>
          </table:table-cell>
          <table:table-cell office:value-type="float" office:value="13.972800000000001" table:formula="msoxl:=(1440-C8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55">http://www.cs.rit.edu/~robotlab/Office3655</text:a></text:p>
          </table:table-cell>
          <table:table-cell office:value-type="string" table:style-name="ce2">
            <text:p><text:a xlink:href="http://www.cs.rit.edu/~xl">http://www.cs.rit.edu/~xl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51</text:p>
          </table:table-cell>
          <table:table-cell office:value-type="float" office:value="1166" table:style-name="ce1">
            <text:p>1166</text:p>
          </table:table-cell>
          <table:table-cell office:value-type="float" office:value="1014" table:style-name="ce1">
            <text:p>1014</text:p>
          </table:table-cell>
          <table:table-cell office:value-type="float" office:value="38.244800000000005" table:formula="msoxl:=(B9*0.0328)" table:style-name="ce1">
            <text:p>38.2448</text:p>
          </table:table-cell>
          <table:table-cell office:value-type="float" office:value="13.972800000000001" table:formula="msoxl:=(1440-C9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51">http://www.cs.rit.edu/~robotlab/Office3651</text:a></text:p>
          </table:table-cell>
          <table:table-cell office:value-type="string" table:style-name="ce2">
            <text:p><text:a xlink:href="http://www.cs.rit.edu/~zjb">http://www.cs.rit.edu/~zjb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47</text:p>
          </table:table-cell>
          <table:table-cell office:value-type="float" office:value="1250" table:style-name="ce1">
            <text:p>1250</text:p>
          </table:table-cell>
          <table:table-cell office:value-type="float" office:value="1014" table:style-name="ce1">
            <text:p>1014</text:p>
          </table:table-cell>
          <table:table-cell office:value-type="float" office:value="41" table:formula="msoxl:=(B10*0.0328)" table:style-name="ce1">
            <text:p>41</text:p>
          </table:table-cell>
          <table:table-cell office:value-type="float" office:value="13.972800000000001" table:formula="msoxl:=(1440-C10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47">http://www.cs.rit.edu/~robotlab/Office3647</text:a></text:p>
          </table:table-cell>
          <table:table-cell office:value-type="string" table:style-name="ce2">
            <text:p><text:a xlink:href="http://www.cs.rit.edu/~rsg">http://www.cs.rit.edu/~rsg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45</text:p>
          </table:table-cell>
          <table:table-cell office:value-type="float" office:value="1338" table:style-name="ce1">
            <text:p>1338</text:p>
          </table:table-cell>
          <table:table-cell office:value-type="float" office:value="1014" table:style-name="ce1">
            <text:p>1014</text:p>
          </table:table-cell>
          <table:table-cell office:value-type="float" office:value="43.886400000000002" table:formula="msoxl:=(B11*0.0328)" table:style-name="ce1">
            <text:p>43.8864</text:p>
          </table:table-cell>
          <table:table-cell office:value-type="float" office:value="13.972800000000001" table:formula="msoxl:=(1440-C11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45">http://www.cs.rit.edu/~robotlab/Office3645</text:a></text:p>
          </table:table-cell>
          <table:table-cell office:value-type="string" table:style-name="ce2">
            <text:p><text:a xlink:href="http://www.cs.rit.edu/~ib">http://www.cs.rit.edu/~ib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37</text:p>
          </table:table-cell>
          <table:table-cell office:value-type="float" office:value="1420" table:style-name="ce1">
            <text:p>1420</text:p>
          </table:table-cell>
          <table:table-cell office:value-type="float" office:value="1014" table:style-name="ce1">
            <text:p>1014</text:p>
          </table:table-cell>
          <table:table-cell office:value-type="float" office:value="46.576000000000001" table:formula="msoxl:=(B12*0.0328)" table:style-name="ce1">
            <text:p>46.576</text:p>
          </table:table-cell>
          <table:table-cell office:value-type="float" office:value="13.972800000000001" table:formula="msoxl:=(1440-C12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37">http://www.cs.rit.edu/~robotlab/Office3637</text:a></text:p>
          </table:table-cell>
          <table:table-cell office:value-type="string" table:style-name="ce2">
            <text:p><text:a xlink:href="http://www.cs.rit.edu/~sps">http://www.cs.rit.edu/~sps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35</text:p>
          </table:table-cell>
          <table:table-cell office:value-type="float" office:value="1504" table:style-name="ce1">
            <text:p>1504</text:p>
          </table:table-cell>
          <table:table-cell office:value-type="float" office:value="1014" table:style-name="ce1">
            <text:p>1014</text:p>
          </table:table-cell>
          <table:table-cell office:value-type="float" office:value="49.331200000000003" table:formula="msoxl:=(B13*0.0328)" table:style-name="ce1">
            <text:p>49.3312</text:p>
          </table:table-cell>
          <table:table-cell office:value-type="float" office:value="13.972800000000001" table:formula="msoxl:=(1440-C13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35">http://www.cs.rit.edu/~robotlab/Office3635</text:a></text:p>
          </table:table-cell>
          <table:table-cell office:value-type="string" table:style-name="ce2">
            <text:p><text:a xlink:href="http://www.cs.rit.edu/~ark">http://www.cs.rit.edu/~ark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27</text:p>
          </table:table-cell>
          <table:table-cell office:value-type="float" office:value="1586" table:style-name="ce1">
            <text:p>1586</text:p>
          </table:table-cell>
          <table:table-cell office:value-type="float" office:value="1014" table:style-name="ce1">
            <text:p>1014</text:p>
          </table:table-cell>
          <table:table-cell office:value-type="float" office:value="52.020800000000001" table:formula="msoxl:=(B14*0.0328)" table:style-name="ce1">
            <text:p>52.0208</text:p>
          </table:table-cell>
          <table:table-cell office:value-type="float" office:value="13.972800000000001" table:formula="msoxl:=(1440-C14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27">http://www.cs.rit.edu/~robotlab/Office3627</text:a></text:p>
          </table:table-cell>
          <table:table-cell office:value-type="string" table:style-name="ce2">
            <text:p><text:a xlink:href="http://www.cs.rit.edu/~rlc">http://www.cs.rit.edu/~rlc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25</text:p>
          </table:table-cell>
          <table:table-cell office:value-type="float" office:value="1647" table:style-name="ce1">
            <text:p>1647</text:p>
          </table:table-cell>
          <table:table-cell office:value-type="float" office:value="1014" table:style-name="ce1">
            <text:p>1014</text:p>
          </table:table-cell>
          <table:table-cell office:value-type="float" office:value="54.021600000000007" table:formula="msoxl:=(B15*0.0328)" table:style-name="ce1">
            <text:p>54.0216</text:p>
          </table:table-cell>
          <table:table-cell office:value-type="float" office:value="13.972800000000001" table:formula="msoxl:=(1440-C15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25">http://www.cs.rit.edu/~robotlab/Office3625</text:a></text:p>
          </table:table-cell>
          <table:table-cell office:value-type="string" table:style-name="ce2">
            <text:p><text:a xlink:href="http://www.cs.rit.edu/~eh">http://www.cs.rit.edu/~eh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21</text:p>
          </table:table-cell>
          <table:table-cell office:value-type="float" office:value="1758" table:style-name="ce1">
            <text:p>1758</text:p>
          </table:table-cell>
          <table:table-cell office:value-type="float" office:value="1014" table:style-name="ce1">
            <text:p>1014</text:p>
          </table:table-cell>
          <table:table-cell office:value-type="float" office:value="57.662400000000005" table:formula="msoxl:=(B16*0.0328)" table:style-name="ce1">
            <text:p>57.6624</text:p>
          </table:table-cell>
          <table:table-cell office:value-type="float" office:value="13.972800000000001" table:formula="msoxl:=(1440-C16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21">http://www.cs.rit.edu/~robotlab/Office3621</text:a></text:p>
          </table:table-cell>
          <table:table-cell office:value-type="string" table:style-name="ce2">
            <text:p>https://www.cs.rit.edu/people/facult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19</text:p>
          </table:table-cell>
          <table:table-cell office:value-type="float" office:value="1841" table:style-name="ce1">
            <text:p>1841</text:p>
          </table:table-cell>
          <table:table-cell office:value-type="float" office:value="1014" table:style-name="ce1">
            <text:p>1014</text:p>
          </table:table-cell>
          <table:table-cell office:value-type="float" office:value="60.384800000000006" table:formula="msoxl:=(B17*0.0328)" table:style-name="ce1">
            <text:p>60.3848</text:p>
          </table:table-cell>
          <table:table-cell office:value-type="float" office:value="13.972800000000001" table:formula="msoxl:=(1440-C17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19">http://www.cs.rit.edu/~robotlab/Office3619</text:a></text:p>
          </table:table-cell>
          <table:table-cell office:value-type="string" table:style-name="ce2">
            <text:p><text:a xlink:href="http://www.cs.rit.edu/~rkr">http://www.cs.rit.edu/~rkr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617</text:p>
          </table:table-cell>
          <table:table-cell office:value-type="float" office:value="1924" table:style-name="ce1">
            <text:p>1924</text:p>
          </table:table-cell>
          <table:table-cell office:value-type="float" office:value="1014" table:style-name="ce1">
            <text:p>1014</text:p>
          </table:table-cell>
          <table:table-cell office:value-type="float" office:value="63.107200000000006" table:formula="msoxl:=(B18*0.0328)" table:style-name="ce1">
            <text:p>63.1072</text:p>
          </table:table-cell>
          <table:table-cell office:value-type="float" office:value="13.972800000000001" table:formula="msoxl:=(1440-C18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17">http://www.cs.rit.edu/~robotlab/Office3617</text:a></text:p>
          </table:table-cell>
          <table:table-cell office:value-type="string" table:style-name="ce2">
            <text:p><text:a xlink:href="http://www.cs.rit.edu/~wrc">http://www.cs.rit.edu/~wrc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615</text:p>
          </table:table-cell>
          <table:table-cell office:value-type="float" office:value="2005" table:style-name="ce1">
            <text:p>2005</text:p>
          </table:table-cell>
          <table:table-cell office:value-type="float" office:value="1014" table:style-name="ce1">
            <text:p>1014</text:p>
          </table:table-cell>
          <table:table-cell office:value-type="float" office:value="65.76400000000001" table:formula="msoxl:=(B19*0.0328)" table:style-name="ce1">
            <text:p>65.764</text:p>
          </table:table-cell>
          <table:table-cell office:value-type="float" office:value="13.972800000000001" table:formula="msoxl:=(1440-C19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15">http://www.cs.rit.edu/~robotlab/Office3615</text:a></text:p>
          </table:table-cell>
          <table:table-cell office:value-type="string" table:style-name="ce2">
            <text:p>http://www.cs.rit.edu/~pga/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75</text:p>
          </table:table-cell>
          <table:table-cell office:value-type="float" office:value="575" table:style-name="ce1">
            <text:p>575</text:p>
          </table:table-cell>
          <table:table-cell office:value-type="float" office:value="263" table:style-name="ce1">
            <text:p>263</text:p>
          </table:table-cell>
          <table:table-cell office:value-type="float" office:value="18.860000000000003" table:formula="msoxl:=(B20*0.0328)" table:style-name="ce1">
            <text:p>18.86</text:p>
          </table:table-cell>
          <table:table-cell office:value-type="float" office:value="38.605600000000003" table:formula="msoxl:=(1440-C20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75">http://www.cs.rit.edu/~robotlab/Office3575</text:a></text:p>
          </table:table-cell>
          <table:table-cell office:value-type="string" table:style-name="ce2">
            <text:p>http://www.cs.rit.edu/people/adjunct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73</text:p>
          </table:table-cell>
          <table:table-cell office:value-type="float" office:value="696" table:style-name="ce1">
            <text:p>696</text:p>
          </table:table-cell>
          <table:table-cell office:value-type="float" office:value="263" table:style-name="ce1">
            <text:p>263</text:p>
          </table:table-cell>
          <table:table-cell office:value-type="float" office:value="22.828800000000001" table:formula="msoxl:=(B21*0.0328)" table:style-name="ce1">
            <text:p>22.8288</text:p>
          </table:table-cell>
          <table:table-cell office:value-type="float" office:value="38.605600000000003" table:formula="msoxl:=(1440-C21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73">http://www.cs.rit.edu/~robotlab/Office3573</text:a></text:p>
          </table:table-cell>
          <table:table-cell office:value-type="string" table:style-name="ce2">
            <text:p>http://www.cs.rit.edu/people/adjunct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71</text:p>
          </table:table-cell>
          <table:table-cell office:value-type="float" office:value="744" table:style-name="ce1">
            <text:p>744</text:p>
          </table:table-cell>
          <table:table-cell office:value-type="float" office:value="263" table:style-name="ce1">
            <text:p>263</text:p>
          </table:table-cell>
          <table:table-cell office:value-type="float" office:value="24.403200000000002" table:formula="msoxl:=(B22*0.0328)" table:style-name="ce1">
            <text:p>24.4032</text:p>
          </table:table-cell>
          <table:table-cell office:value-type="float" office:value="38.605600000000003" table:formula="msoxl:=(1440-C22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71">http://www.cs.rit.edu/~robotlab/Office3571</text:a></text:p>
          </table:table-cell>
          <table:table-cell office:value-type="string" table:style-name="ce2">
            <text:p>http://www.cs.rit.edu/people/adjunct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69</text:p>
          </table:table-cell>
          <table:table-cell office:value-type="float" office:value="830" table:style-name="ce1">
            <text:p>830</text:p>
          </table:table-cell>
          <table:table-cell office:value-type="float" office:value="263" table:style-name="ce1">
            <text:p>263</text:p>
          </table:table-cell>
          <table:table-cell office:value-type="float" office:value="27.224000000000004" table:formula="msoxl:=(B23*0.0328)" table:style-name="ce1">
            <text:p>27.224</text:p>
          </table:table-cell>
          <table:table-cell office:value-type="float" office:value="38.605600000000003" table:formula="msoxl:=(1440-C23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69">http://www.cs.rit.edu/~robotlab/Office3569</text:a></text:p>
          </table:table-cell>
          <table:table-cell office:value-type="string" table:style-name="ce2">
            <text:p>http://www.rit.edu/emcs/oce/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59</text:p>
          </table:table-cell>
          <table:table-cell office:value-type="float" office:value="914" table:style-name="ce1">
            <text:p>914</text:p>
          </table:table-cell>
          <table:table-cell office:value-type="float" office:value="263" table:style-name="ce1">
            <text:p>263</text:p>
          </table:table-cell>
          <table:table-cell office:value-type="float" office:value="29.979200000000002" table:formula="msoxl:=(B24*0.0328)" table:style-name="ce1">
            <text:p>29.9792</text:p>
          </table:table-cell>
          <table:table-cell office:value-type="float" office:value="38.605600000000003" table:formula="msoxl:=(1440-C24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59">http://www.cs.rit.edu/~robotlab/Office3559</text:a></text:p>
          </table:table-cell>
          <table:table-cell office:value-type="string" table:style-name="ce2">
            <text:p>http://www.cs.rit.edu/people/adjunct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57</text:p>
          </table:table-cell>
          <table:table-cell office:value-type="float" office:value="999" table:style-name="ce1">
            <text:p>999</text:p>
          </table:table-cell>
          <table:table-cell office:value-type="float" office:value="263" table:style-name="ce1">
            <text:p>263</text:p>
          </table:table-cell>
          <table:table-cell office:value-type="float" office:value="32.767200000000003" table:formula="msoxl:=(B25*0.0328)" table:style-name="ce1">
            <text:p>32.7672</text:p>
          </table:table-cell>
          <table:table-cell office:value-type="float" office:value="38.605600000000003" table:formula="msoxl:=(1440-C25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57">http://www.cs.rit.edu/~robotlab/Office3557</text:a></text:p>
          </table:table-cell>
          <table:table-cell office:value-type="string" table:style-name="ce2">
            <text:p><text:a xlink:href="http://www.cs.rit.edu/~mr">http://www.cs.rit.edu/~mr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55</text:p>
          </table:table-cell>
          <table:table-cell office:value-type="float" office:value="1082" table:style-name="ce1">
            <text:p>1082</text:p>
          </table:table-cell>
          <table:table-cell office:value-type="float" office:value="263" table:style-name="ce1">
            <text:p>263</text:p>
          </table:table-cell>
          <table:table-cell office:value-type="float" office:value="35.489600000000003" table:formula="msoxl:=(B26*0.0328)" table:style-name="ce1">
            <text:p>35.4896</text:p>
          </table:table-cell>
          <table:table-cell office:value-type="float" office:value="38.605600000000003" table:formula="msoxl:=(1440-C26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55">http://www.cs.rit.edu/~robotlab/Office3555</text:a></text:p>
          </table:table-cell>
          <table:table-cell office:value-type="string" table:style-name="ce2">
            <text:p><text:a xlink:href="http://www.cs.rit.edu/~mtf">http://www.cs.rit.edu/~mtf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51</text:p>
          </table:table-cell>
          <table:table-cell office:value-type="float" office:value="1165" table:style-name="ce1">
            <text:p>1165</text:p>
          </table:table-cell>
          <table:table-cell office:value-type="float" office:value="263" table:style-name="ce1">
            <text:p>263</text:p>
          </table:table-cell>
          <table:table-cell office:value-type="float" office:value="38.212000000000003" table:formula="msoxl:=(B27*0.0328)" table:style-name="ce1">
            <text:p>38.212</text:p>
          </table:table-cell>
          <table:table-cell office:value-type="float" office:value="38.605600000000003" table:formula="msoxl:=(1440-C27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51">http://www.cs.rit.edu/~robotlab/Office3551</text:a></text:p>
          </table:table-cell>
          <table:table-cell office:value-type="string" table:style-name="ce2">
            <text:p><text:a xlink:href="http://www.cs.rit.edu/~rlaz">http://www.cs.rit.edu/~rlaz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47</text:p>
          </table:table-cell>
          <table:table-cell office:value-type="float" office:value="1252" table:style-name="ce1">
            <text:p>1252</text:p>
          </table:table-cell>
          <table:table-cell office:value-type="float" office:value="263" table:style-name="ce1">
            <text:p>263</text:p>
          </table:table-cell>
          <table:table-cell office:value-type="float" office:value="41.065600000000003" table:formula="msoxl:=(B28*0.0328)" table:style-name="ce1">
            <text:p>41.0656</text:p>
          </table:table-cell>
          <table:table-cell office:value-type="float" office:value="38.605600000000003" table:formula="msoxl:=(1440-C28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47">http://www.cs.rit.edu/~robotlab/Office3547</text:a></text:p>
          </table:table-cell>
          <table:table-cell office:value-type="string" table:style-name="ce2">
            <text:p><text:a xlink:href="http://www.cs.rit.edu/~jmk">http://www.cs.rit.edu/~jmk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45</text:p>
          </table:table-cell>
          <table:table-cell office:value-type="float" office:value="1335" table:style-name="ce1">
            <text:p>1335</text:p>
          </table:table-cell>
          <table:table-cell office:value-type="float" office:value="263" table:style-name="ce1">
            <text:p>263</text:p>
          </table:table-cell>
          <table:table-cell office:value-type="float" office:value="43.788000000000004" table:formula="msoxl:=(B29*0.0328)" table:style-name="ce1">
            <text:p>43.788</text:p>
          </table:table-cell>
          <table:table-cell office:value-type="float" office:value="38.605600000000003" table:formula="msoxl:=(1440-C29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45">http://www.cs.rit.edu/~robotlab/Office3545</text:a></text:p>
          </table:table-cell>
          <table:table-cell office:value-type="string" table:style-name="ce2">
            <text:p><text:a xlink:href="http://www.cs.rit.edu/~rwd">http://www.cs.rit.edu/~rwd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37</text:p>
          </table:table-cell>
          <table:table-cell office:value-type="float" office:value="1419" table:style-name="ce1">
            <text:p>1419</text:p>
          </table:table-cell>
          <table:table-cell office:value-type="float" office:value="263" table:style-name="ce1">
            <text:p>263</text:p>
          </table:table-cell>
          <table:table-cell office:value-type="float" office:value="46.543200000000006" table:formula="msoxl:=(B30*0.0328)" table:style-name="ce1">
            <text:p>46.5432</text:p>
          </table:table-cell>
          <table:table-cell office:value-type="float" office:value="38.605600000000003" table:formula="msoxl:=(1440-C30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37">http://www.cs.rit.edu/~robotlab/Office3537</text:a></text:p>
          </table:table-cell>
          <table:table-cell office:value-type="string" table:style-name="ce2">
            <text:p><text:a xlink:href="http://www.cs.rit.edu/~fxk">http://www.cs.rit.edu/~fxk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35</text:p>
          </table:table-cell>
          <table:table-cell office:value-type="float" office:value="1504" table:style-name="ce1">
            <text:p>1504</text:p>
          </table:table-cell>
          <table:table-cell office:value-type="float" office:value="263" table:style-name="ce1">
            <text:p>263</text:p>
          </table:table-cell>
          <table:table-cell office:value-type="float" office:value="49.331200000000003" table:formula="msoxl:=(B31*0.0328)" table:style-name="ce1">
            <text:p>49.3312</text:p>
          </table:table-cell>
          <table:table-cell office:value-type="float" office:value="38.605600000000003" table:formula="msoxl:=(1440-C31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35">http://www.cs.rit.edu/~robotlab/Office3535</text:a></text:p>
          </table:table-cell>
          <table:table-cell office:value-type="string" table:style-name="ce2">
            <text:p><text:a xlink:href="http://www.cs.rit.edu/~bks">http://www.cs.rit.edu/~bks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27</text:p>
          </table:table-cell>
          <table:table-cell office:value-type="float" office:value="1587" table:style-name="ce1">
            <text:p>1587</text:p>
          </table:table-cell>
          <table:table-cell office:value-type="float" office:value="263" table:style-name="ce1">
            <text:p>263</text:p>
          </table:table-cell>
          <table:table-cell office:value-type="float" office:value="52.053600000000003" table:formula="msoxl:=(B32*0.0328)" table:style-name="ce1">
            <text:p>52.0536</text:p>
          </table:table-cell>
          <table:table-cell office:value-type="float" office:value="38.605600000000003" table:formula="msoxl:=(1440-C32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27">http://www.cs.rit.edu/~robotlab/Office3527</text:a></text:p>
          </table:table-cell>
          <table:table-cell office:value-type="string" table:style-name="ce2">
            <text:p><text:a xlink:href="http://www.cs.rit.edu/~jmg">http://www.cs.rit.edu/~jmg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25</text:p>
          </table:table-cell>
          <table:table-cell office:value-type="float" office:value="1671" table:style-name="ce1">
            <text:p>1671</text:p>
          </table:table-cell>
          <table:table-cell office:value-type="float" office:value="263" table:style-name="ce1">
            <text:p>263</text:p>
          </table:table-cell>
          <table:table-cell office:value-type="float" office:value="54.808800000000005" table:formula="msoxl:=(B33*0.0328)" table:style-name="ce1">
            <text:p>54.8088</text:p>
          </table:table-cell>
          <table:table-cell office:value-type="float" office:value="38.605600000000003" table:formula="msoxl:=(1440-C33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25">http://www.cs.rit.edu/~robotlab/Office3525</text:a></text:p>
          </table:table-cell>
          <table:table-cell office:value-type="string" table:style-name="ce2">
            <text:p><text:a xlink:href="http://www.cs.rit.edu/~atd">http://www.cs.rit.edu/~atd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21</text:p>
          </table:table-cell>
          <table:table-cell office:value-type="float" office:value="1756" table:style-name="ce1">
            <text:p>1756</text:p>
          </table:table-cell>
          <table:table-cell office:value-type="float" office:value="263" table:style-name="ce1">
            <text:p>263</text:p>
          </table:table-cell>
          <table:table-cell office:value-type="float" office:value="57.596800000000002" table:formula="msoxl:=(B34*0.0328)" table:style-name="ce1">
            <text:p>57.5968</text:p>
          </table:table-cell>
          <table:table-cell office:value-type="float" office:value="38.605600000000003" table:formula="msoxl:=(1440-C34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21">http://www.cs.rit.edu/~robotlab/Office3521</text:a></text:p>
          </table:table-cell>
          <table:table-cell office:value-type="string" table:style-name="ce2">
            <text:p><text:a xlink:href="http://www.cs.rit.edu/~lr">http://www.cs.rit.edu/~lr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19</text:p>
          </table:table-cell>
          <table:table-cell office:value-type="float" office:value="1842" table:style-name="ce1">
            <text:p>1842</text:p>
          </table:table-cell>
          <table:table-cell office:value-type="float" office:value="263" table:style-name="ce1">
            <text:p>263</text:p>
          </table:table-cell>
          <table:table-cell office:value-type="float" office:value="60.417600000000007" table:formula="msoxl:=(B35*0.0328)" table:style-name="ce1">
            <text:p>60.4176</text:p>
          </table:table-cell>
          <table:table-cell office:value-type="float" office:value="38.605600000000003" table:formula="msoxl:=(1440-C35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19">http://www.cs.rit.edu/~robotlab/Office3519</text:a></text:p>
          </table:table-cell>
          <table:table-cell office:value-type="string" table:style-name="ce2">
            <text:p><text:a xlink:href="http://www.cs.rit.edu/~cmh">http://www.cs.rit.edu/~cmh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17</text:p>
          </table:table-cell>
          <table:table-cell office:value-type="float" office:value="1925" table:style-name="ce1">
            <text:p>1925</text:p>
          </table:table-cell>
          <table:table-cell office:value-type="float" office:value="263" table:style-name="ce1">
            <text:p>263</text:p>
          </table:table-cell>
          <table:table-cell office:value-type="float" office:value="63.140000000000008" table:formula="msoxl:=(B36*0.0328)" table:style-name="ce1">
            <text:p>63.14</text:p>
          </table:table-cell>
          <table:table-cell office:value-type="float" office:value="38.605600000000003" table:formula="msoxl:=(1440-C36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17">http://www.cs.rit.edu/~robotlab/Office3517</text:a></text:p>
          </table:table-cell>
          <table:table-cell office:value-type="string" table:style-name="ce2">
            <text:p><text:a xlink:href="http://www.cs.rit.edu/~rjb">http://www.cs.rit.edu/~rjb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15</text:p>
          </table:table-cell>
          <table:table-cell office:value-type="float" office:value="2011" table:style-name="ce1">
            <text:p>2011</text:p>
          </table:table-cell>
          <table:table-cell office:value-type="float" office:value="263" table:style-name="ce1">
            <text:p>263</text:p>
          </table:table-cell>
          <table:table-cell office:value-type="float" office:value="65.960800000000006" table:formula="msoxl:=(B37*0.0328)" table:style-name="ce1">
            <text:p>65.9608</text:p>
          </table:table-cell>
          <table:table-cell office:value-type="float" office:value="38.605600000000003" table:formula="msoxl:=(1440-C37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15">http://www.cs.rit.edu/~robotlab/Office3515</text:a></text:p>
          </table:table-cell>
          <table:table-cell office:value-type="string" table:style-name="ce2">
            <text:p><text:a xlink:href="http://www.cs.rit.edu/~jeh">http://www.cs.rit.edu/~jeh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11</text:p>
          </table:table-cell>
          <table:table-cell office:value-type="float" office:value="2095" table:style-name="ce1">
            <text:p>2095</text:p>
          </table:table-cell>
          <table:table-cell office:value-type="float" office:value="263" table:style-name="ce1">
            <text:p>263</text:p>
          </table:table-cell>
          <table:table-cell office:value-type="float" office:value="68.716000000000008" table:formula="msoxl:=(B38*0.0328)" table:style-name="ce1">
            <text:p>68.716</text:p>
          </table:table-cell>
          <table:table-cell office:value-type="float" office:value="38.605600000000003" table:formula="msoxl:=(1440-C38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11">http://www.cs.rit.edu/~robotlab/Office3511</text:a></text:p>
          </table:table-cell>
          <table:table-cell office:value-type="string" table:style-name="ce2">
            <text:p><text:a xlink:href="http://www.cs.rit.edu/~paw">http://www.cs.rit.edu/~paw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09</text:p>
          </table:table-cell>
          <table:table-cell office:value-type="float" office:value="2167" table:style-name="ce1">
            <text:p>2167</text:p>
          </table:table-cell>
          <table:table-cell office:value-type="float" office:value="263" table:style-name="ce1">
            <text:p>263</text:p>
          </table:table-cell>
          <table:table-cell office:value-type="float" office:value="71.077600000000004" table:formula="msoxl:=(B39*0.0328)" table:style-name="ce1">
            <text:p>71.0776</text:p>
          </table:table-cell>
          <table:table-cell office:value-type="float" office:value="38.605600000000003" table:formula="msoxl:=(1440-C39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09">http://www.cs.rit.edu/~robotlab/Office3509</text:a></text:p>
          </table:table-cell>
          <table:table-cell office:value-type="string" table:style-name="ce2">
            <text:p><text:a xlink:href="http://www.cs.rit.edu/~anh">http://www.cs.rit.edu/~anh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NDLab</text:p>
          </table:table-cell>
          <table:table-cell office:value-type="float" office:value="2647" table:style-name="ce1">
            <text:p>2647</text:p>
          </table:table-cell>
          <table:table-cell office:value-type="float" office:value="327" table:style-name="ce1">
            <text:p>327</text:p>
          </table:table-cell>
          <table:table-cell office:value-type="float" office:value="86.821600000000004" table:formula="msoxl:=(B40*0.0328)" table:style-name="ce1">
            <text:p>86.8216</text:p>
          </table:table-cell>
          <table:table-cell office:value-type="float" office:value="36.506400000000006" table:formula="msoxl:=(1440-C40)*0.0328" table:style-name="ce1">
            <text:p>36.5064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RNDLab">http://www.cs.rit.edu/~robotlab/RNDLab</text:a></text:p>
          </table:table-cell>
          <table:table-cell office:value-type="string" table:style-name="ce2">
            <text:p><text:a xlink:href="http://www.cs.rit.edu/~robotlab">http://www.cs.rit.edu/~robotlab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1</text:p>
          </table:table-cell>
          <table:table-cell office:value-type="float" office:value="1706" table:style-name="ce1">
            <text:p>1706</text:p>
          </table:table-cell>
          <table:table-cell office:value-type="float" office:value="349" table:style-name="ce1">
            <text:p>349</text:p>
          </table:table-cell>
          <table:table-cell office:value-type="float" office:value="55.956800000000001" table:formula="msoxl:=(B41*0.0328)" table:style-name="ce1">
            <text:p>55.9568</text:p>
          </table:table-cell>
          <table:table-cell office:value-type="float" office:value="35.784800000000004" table:formula="msoxl:=(1440-C41)*0.0328" table:style-name="ce1">
            <text:p>35.784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http://www.cs.rit.edu/~robotlab/ICL1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2</text:p>
          </table:table-cell>
          <table:table-cell office:value-type="float" office:value="1367" table:style-name="ce1">
            <text:p>1367</text:p>
          </table:table-cell>
          <table:table-cell office:value-type="float" office:value="349" table:style-name="ce1">
            <text:p>349</text:p>
          </table:table-cell>
          <table:table-cell office:value-type="float" office:value="44.837600000000002" table:formula="msoxl:=(B42*0.0328)" table:style-name="ce1">
            <text:p>44.8376</text:p>
          </table:table-cell>
          <table:table-cell office:value-type="float" office:value="35.784800000000004" table:formula="msoxl:=(1440-C42)*0.0328" table:style-name="ce1">
            <text:p>35.784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ICL2">http://www.cs.rit.edu/~robotlab/ICL2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SStudCenter</text:p>
          </table:table-cell>
          <table:table-cell office:value-type="float" office:value="870" table:style-name="ce1">
            <text:p>870</text:p>
          </table:table-cell>
          <table:table-cell office:value-type="float" office:value="930" table:style-name="ce1">
            <text:p>930</text:p>
          </table:table-cell>
          <table:table-cell office:value-type="float" office:value="28.536000000000001" table:formula="msoxl:=(B43*0.0328)" table:style-name="ce1">
            <text:p>28.536</text:p>
          </table:table-cell>
          <table:table-cell office:value-type="float" office:value="16.728000000000002" table:formula="msoxl:=(1440-C43)*0.0328" table:style-name="ce1">
            <text:p>16.728</text:p>
          </table:table-cell>
          <table:table-cell office:value-type="string" table:style-name="ce2">
            <text:p>S</text:p>
          </table:table-cell>
          <table:table-cell office:value-type="string" table:style-name="ce4">
            <text:p><text:a xlink:href="http://www.cs.rit.edu/~robotlab/CSStudCenter">http://www.cs.rit.edu/~robotlab/CSStudCenter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4</text:p>
          </table:table-cell>
          <table:table-cell office:value-type="float" office:value="1207" table:style-name="ce1">
            <text:p>1207</text:p>
          </table:table-cell>
          <table:table-cell office:value-type="float" office:value="930" table:style-name="ce1">
            <text:p>930</text:p>
          </table:table-cell>
          <table:table-cell office:value-type="float" office:value="39.589600000000004" table:formula="msoxl:=(B44*0.0328)" table:style-name="ce1">
            <text:p>39.5896</text:p>
          </table:table-cell>
          <table:table-cell office:value-type="float" office:value="16.728000000000002" table:formula="msoxl:=(1440-C44)*0.0328" table:style-name="ce1">
            <text:p>16.72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ICL4">http://www.cs.rit.edu/~robotlab/ICL4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5</text:p>
          </table:table-cell>
          <table:table-cell office:value-type="float" office:value="1368" table:style-name="ce1">
            <text:p>1368</text:p>
          </table:table-cell>
          <table:table-cell office:value-type="float" office:value="930" table:style-name="ce1">
            <text:p>930</text:p>
          </table:table-cell>
          <table:table-cell office:value-type="float" office:value="44.870400000000004" table:formula="msoxl:=(B45*0.0328)" table:style-name="ce1">
            <text:p>44.8704</text:p>
          </table:table-cell>
          <table:table-cell office:value-type="float" office:value="16.728000000000002" table:formula="msoxl:=(1440-C45)*0.0328" table:style-name="ce1">
            <text:p>16.72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ICL5">http://www.cs.rit.edu/~robotlab/ICL5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6</text:p>
          </table:table-cell>
          <table:table-cell office:value-type="float" office:value="1797" table:style-name="ce1">
            <text:p>1797</text:p>
          </table:table-cell>
          <table:table-cell office:value-type="float" office:value="930" table:style-name="ce1">
            <text:p>930</text:p>
          </table:table-cell>
          <table:table-cell office:value-type="float" office:value="58.941600000000008" table:formula="msoxl:=(B46*0.0328)" table:style-name="ce1">
            <text:p>58.9416</text:p>
          </table:table-cell>
          <table:table-cell office:value-type="float" office:value="16.728000000000002" table:formula="msoxl:=(1440-C46)*0.0328" table:style-name="ce1">
            <text:p>16.72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ICL6">http://www.cs.rit.edu/~robotlab/ICL6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atternLab</text:p>
          </table:table-cell>
          <table:table-cell office:value-type="float" office:value="2096" table:style-name="ce1">
            <text:p>2096</text:p>
          </table:table-cell>
          <table:table-cell office:value-type="float" office:value="329" table:style-name="ce1">
            <text:p>329</text:p>
          </table:table-cell>
          <table:table-cell office:value-type="float" office:value="68.748800000000003" table:formula="msoxl:=(B47*0.0328)" table:style-name="ce1">
            <text:p>68.7488</text:p>
          </table:table-cell>
          <table:table-cell office:value-type="float" office:value="36.440800000000003" table:formula="msoxl:=(1440-C47)*0.0328" table:style-name="ce1">
            <text:p>36.440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PatternLab">http://www.cs.rit.edu/~robotlab/PatternLab</text:a></text:p>
          </table:table-cell>
          <table:table-cell office:value-type="string" table:style-name="ce2">
            <text:p><text:a xlink:href="http://www.cs.rit.edu/~dprl">http://www.cs.rit.edu/~dpr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istribLab</text:p>
          </table:table-cell>
          <table:table-cell office:value-type="float" office:value="1974" table:style-name="ce1">
            <text:p>1974</text:p>
          </table:table-cell>
          <table:table-cell office:value-type="float" office:value="952" table:style-name="ce1">
            <text:p>952</text:p>
          </table:table-cell>
          <table:table-cell office:value-type="float" office:value="64.747200000000007" table:formula="msoxl:=(B48*0.0328)" table:style-name="ce1">
            <text:p>64.7472</text:p>
          </table:table-cell>
          <table:table-cell office:value-type="float" office:value="16.006400000000003" table:formula="msoxl:=(1440-C48)*0.0328" table:style-name="ce1">
            <text:p>16.0064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DistribLab">http://www.cs.rit.edu/~robotlab/DistribLab</text:a></text:p>
          </table:table-cell>
          <table:table-cell office:value-type="string" table:style-name="ce2">
            <text:p><text:a xlink:href="http://www.cs.rit.edu/~wrc">http://www.cs.rit.edu/~wrc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raphicsLab</text:p>
          </table:table-cell>
          <table:table-cell office:value-type="float" office:value="2050" table:style-name="ce1">
            <text:p>2050</text:p>
          </table:table-cell>
          <table:table-cell office:value-type="float" office:value="953" table:style-name="ce1">
            <text:p>953</text:p>
          </table:table-cell>
          <table:table-cell office:value-type="float" office:value="67.240000000000009" table:formula="msoxl:=(B49*0.0328)" table:style-name="ce1">
            <text:p>67.24</text:p>
          </table:table-cell>
          <table:table-cell office:value-type="float" office:value="15.973600000000001" table:formula="msoxl:=(1440-C49)*0.0328" table:style-name="ce1">
            <text:p>15.973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GraphicsLab">http://www.cs.rit.edu/~robotlab/GraphicsLab</text:a></text:p>
          </table:table-cell>
          <table:table-cell office:value-type="string" table:style-name="ce2">
            <text:p><text:a xlink:href="http://www.cs.rit.edu/~graphics">http://www.cs.rit.edu/~graphics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3</text:p>
          </table:table-cell>
          <table:table-cell office:value-type="float" office:value="1082" table:style-name="ce1">
            <text:p>1082</text:p>
          </table:table-cell>
          <table:table-cell office:value-type="float" office:value="349" table:style-name="ce1">
            <text:p>349</text:p>
          </table:table-cell>
          <table:table-cell office:value-type="float" office:value="35.489600000000003" table:formula="msoxl:=(B50*0.0328)" table:style-name="ce1">
            <text:p>35.4896</text:p>
          </table:table-cell>
          <table:table-cell office:value-type="float" office:value="35.784800000000004" table:formula="msoxl:=(1440-C50)*0.0328" table:style-name="ce1">
            <text:p>35.7848</text:p>
          </table:table-cell>
          <table:table-cell office:value-type="string" table:style-name="ce2">
            <text:p>N</text:p>
          </table:table-cell>
          <table:table-cell office:value-type="string" table:style-name="ce4">
            <text:p><text:a xlink:href="http://www.cs.rit.edu/~robotlab/ICL3">http://www.cs.rit.edu/~robotlab/ICL3</text:a></text:p>
          </table:table-cell>
          <table:table-cell office:value-type="string" table:style-name="ce2">
            <text:p><text:a xlink:href="http://www.cs.rit.edu/~rsg">http://www.cs.rit.edu/~rsg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SOffice</text:p>
          </table:table-cell>
          <table:table-cell office:value-type="float" office:value="3267" table:style-name="ce1">
            <text:p>3267</text:p>
          </table:table-cell>
          <table:table-cell office:value-type="float" office:value="974" table:style-name="ce1">
            <text:p>974</text:p>
          </table:table-cell>
          <table:table-cell office:value-type="float" office:value="107.1576" table:formula="msoxl:=(B51*0.0328)" table:style-name="ce1">
            <text:p>107.1576</text:p>
          </table:table-cell>
          <table:table-cell office:value-type="float" office:value="15.284800000000001" table:formula="msoxl:=(1440-C51)*0.0328" table:style-name="ce1">
            <text:p>15.2848</text:p>
          </table:table-cell>
          <table:table-cell office:value-type="string" table:style-name="ce2">
            <text:p>W</text:p>
          </table:table-cell>
          <table:table-cell office:value-type="string" table:style-name="ce2">
            <text:p>http://www.cs.rit.edu/~robotlab/CSOffice</text:p>
          </table:table-cell>
          <table:table-cell office:value-type="string" table:style-name="ce2">
            <text:p>http://www.cs.rit.edu/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lass3000</text:p>
          </table:table-cell>
          <table:table-cell office:value-type="float" office:value="3267" table:style-name="ce1">
            <text:p>3267</text:p>
          </table:table-cell>
          <table:table-cell office:value-type="float" office:value="693" table:style-name="ce1">
            <text:p>693</text:p>
          </table:table-cell>
          <table:table-cell office:value-type="float" office:value="107.1576" table:formula="msoxl:=(B52*0.0328)" table:style-name="ce1">
            <text:p>107.1576</text:p>
          </table:table-cell>
          <table:table-cell office:value-type="float" office:value="24.501600000000003" table:formula="msoxl:=(1440-C52)*0.0328" table:style-name="ce1">
            <text:p>24.5016</text:p>
          </table:table-cell>
          <table:table-cell office:value-type="string" table:style-name="ce2">
            <text:p>W</text:p>
          </table:table-cell>
          <table:table-cell office:value-type="string" table:style-name="ce5">
            <text:p>http://www.cs.rit.edu/~robotlab/Class3000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lass3510</text:p>
          </table:table-cell>
          <table:table-cell office:value-type="float" office:value="1901" table:style-name="ce1">
            <text:p>1901</text:p>
          </table:table-cell>
          <table:table-cell office:value-type="float" office:value="325" table:style-name="ce1">
            <text:p>325</text:p>
          </table:table-cell>
          <table:table-cell office:value-type="float" office:value="62.352800000000002" table:formula="msoxl:=(B53*0.0328)" table:style-name="ce1">
            <text:p>62.3528</text:p>
          </table:table-cell>
          <table:table-cell office:value-type="float" office:value="36.572000000000003" table:formula="msoxl:=(1440-C53)*0.0328" table:style-name="ce1">
            <text:p>36.572</text:p>
          </table:table-cell>
          <table:table-cell office:value-type="string" table:style-name="ce2">
            <text:p>N</text:p>
          </table:table-cell>
          <table:table-cell office:value-type="string" table:style-name="ce5">
            <text:p><text:a xlink:href="http://www.cs.rit.edu/~robotlab/Class3510">http://www.cs.rit.edu/~robotlab/Class3510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lass3560</text:p>
          </table:table-cell>
          <table:table-cell office:value-type="float" office:value="820" table:style-name="ce1">
            <text:p>820</text:p>
          </table:table-cell>
          <table:table-cell office:value-type="float" office:value="327" table:style-name="ce1">
            <text:p>327</text:p>
          </table:table-cell>
          <table:table-cell office:value-type="float" office:value="26.896000000000001" table:formula="msoxl:=(B54*0.0328)" table:style-name="ce1">
            <text:p>26.896</text:p>
          </table:table-cell>
          <table:table-cell office:value-type="float" office:value="36.506400000000006" table:formula="msoxl:=(1440-C54)*0.0328" table:style-name="ce1">
            <text:p>36.5064</text:p>
          </table:table-cell>
          <table:table-cell office:value-type="string" table:style-name="ce2">
            <text:p>N</text:p>
          </table:table-cell>
          <table:table-cell office:value-type="string" table:style-name="ce5">
            <text:p><text:a xlink:href="http://www.cs.rit.edu/~robotlab/Class3560">http://www.cs.rit.edu/~robotlab/Class3560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lass3690</text:p>
          </table:table-cell>
          <table:table-cell office:value-type="float" office:value="393" table:style-name="ce1">
            <text:p>393</text:p>
          </table:table-cell>
          <table:table-cell office:value-type="float" office:value="930" table:style-name="ce1">
            <text:p>930</text:p>
          </table:table-cell>
          <table:table-cell office:value-type="float" office:value="12.890400000000001" table:formula="msoxl:=(B55*0.0328)" table:style-name="ce1">
            <text:p>12.8904</text:p>
          </table:table-cell>
          <table:table-cell office:value-type="float" office:value="16.728000000000002" table:formula="msoxl:=(1440-C55)*0.0328" table:style-name="ce1">
            <text:p>16.728</text:p>
          </table:table-cell>
          <table:table-cell office:value-type="string" table:style-name="ce2">
            <text:p>S</text:p>
          </table:table-cell>
          <table:table-cell office:value-type="string" table:style-name="ce5">
            <text:p><text:a xlink:href="http://www.cs.rit.edu/~robotlab/Class3690">http://www.cs.rit.edu/~robotlab/Class3690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puterVisionLab</text:p>
          </table:table-cell>
          <table:table-cell office:value-type="float" office:value="2834" table:style-name="ce1">
            <text:p>2834</text:p>
          </table:table-cell>
          <table:table-cell office:value-type="float" office:value="693" table:style-name="ce1">
            <text:p>693</text:p>
          </table:table-cell>
          <table:table-cell office:value-type="float" office:value="92.955200000000005" table:formula="msoxl:=(B56*0.0328)" table:style-name="ce1">
            <text:p>92.9552</text:p>
          </table:table-cell>
          <table:table-cell office:value-type="float" office:value="24.501600000000003" table:formula="msoxl:=(1440-C56)*0.0328" table:style-name="ce1">
            <text:p>24.5016</text:p>
          </table:table-cell>
          <table:table-cell office:value-type="string" table:style-name="ce2">
            <text:p>E</text:p>
          </table:table-cell>
          <table:table-cell office:value-type="string" table:style-name="ce2">
            <text:p>http://www.cs.rit.edu/~robotlab/ComputerVisionLab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reakOutRoom4</text:p>
          </table:table-cell>
          <table:table-cell office:value-type="float" office:value="601" table:style-name="ce1">
            <text:p>601</text:p>
          </table:table-cell>
          <table:table-cell office:value-type="float" office:value="738" table:style-name="ce1">
            <text:p>738</text:p>
          </table:table-cell>
          <table:table-cell office:value-type="float" office:value="19.712800000000001" table:formula="msoxl:=(B57*0.0328)" table:style-name="ce1">
            <text:p>19.7128</text:p>
          </table:table-cell>
          <table:table-cell office:value-type="float" office:value="23.025600000000001" table:formula="msoxl:=(1440-C57)*0.0328" table:style-name="ce1">
            <text:p>23.0256</text:p>
          </table:table-cell>
          <table:table-cell office:value-type="string" table:style-name="ce2">
            <text:p>W</text:p>
          </table:table-cell>
          <table:table-cell office:value-type="string" table:style-name="ce2">
            <text:p>http://www.cs.rit.edu/~robotlab/BreakOutRoom4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reakOutRoom3</text:p>
          </table:table-cell>
          <table:table-cell office:value-type="float" office:value="602" table:style-name="ce1">
            <text:p>602</text:p>
          </table:table-cell>
          <table:table-cell office:value-type="float" office:value="617" table:style-name="ce1">
            <text:p>617</text:p>
          </table:table-cell>
          <table:table-cell office:value-type="float" office:value="19.745600000000003" table:formula="msoxl:=(B58*0.0328)" table:style-name="ce1">
            <text:p>19.7456</text:p>
          </table:table-cell>
          <table:table-cell office:value-type="float" office:value="26.994400000000002" table:formula="msoxl:=(1440-C58)*0.0328" table:style-name="ce1">
            <text:p>26.9944</text:p>
          </table:table-cell>
          <table:table-cell office:value-type="string" table:style-name="ce2">
            <text:p>W</text:p>
          </table:table-cell>
          <table:table-cell office:value-type="string" table:style-name="ce2">
            <text:p><text:a xlink:href="http://www.cs.rit.edu/~robotlab/BreakOutRoom3">http://www.cs.rit.edu/~robotlab/BreakOutRoom3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reakOutRoom2</text:p>
          </table:table-cell>
          <table:table-cell office:value-type="float" office:value="602" table:style-name="ce1">
            <text:p>602</text:p>
          </table:table-cell>
          <table:table-cell office:value-type="float" office:value="496" table:style-name="ce1">
            <text:p>496</text:p>
          </table:table-cell>
          <table:table-cell office:value-type="float" office:value="19.745600000000003" table:formula="msoxl:=(B59*0.0328)" table:style-name="ce1">
            <text:p>19.7456</text:p>
          </table:table-cell>
          <table:table-cell office:value-type="float" office:value="30.963200000000004" table:formula="msoxl:=(1440-C59)*0.0328" table:style-name="ce1">
            <text:p>30.9632</text:p>
          </table:table-cell>
          <table:table-cell office:value-type="string" table:style-name="ce2">
            <text:p>W</text:p>
          </table:table-cell>
          <table:table-cell office:value-type="string" table:style-name="ce2">
            <text:p><text:a xlink:href="http://www.cs.rit.edu/~robotlab/BreakOutRoom2">http://www.cs.rit.edu/~robotlab/BreakOutRoom2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3441</text:p>
          </table:table-cell>
          <table:table-cell office:value-type="float" office:value="2232" table:style-name="ce1">
            <text:p>2232</text:p>
          </table:table-cell>
          <table:table-cell office:value-type="float" office:value="652" table:style-name="ce1">
            <text:p>652</text:p>
          </table:table-cell>
          <table:table-cell office:value-type="float" office:value="73.209600000000009" table:formula="msoxl:=(B60*0.0328)" table:style-name="ce1">
            <text:p>73.2096</text:p>
          </table:table-cell>
          <table:table-cell office:value-type="float" office:value="25.846400000000003" table:formula="msoxl:=(1440-C60)*0.0328" table:style-name="ce1">
            <text:p>25.8464</text:p>
          </table:table-cell>
          <table:table-cell office:value-type="string" table:style-name="ce2">
            <text:p>E</text:p>
          </table:table-cell>
          <table:table-cell office:value-type="string" table:style-name="ce2">
            <text:p><text:a xlink:href="http://www.cs.rit.edu/~robotlab/Room3441">http://www.cs.rit.edu/~robotlab/Room3441</text:a></text:p>
          </table:table-cell>
          <table:table-cell office:value-type="string" table:style-name="ce2">
            <text:p>https://www.cs.rit.edu/resources/computing/admin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3440</text:p>
          </table:table-cell>
          <table:table-cell office:value-type="float" office:value="2288" table:style-name="ce1">
            <text:p>2288</text:p>
          </table:table-cell>
          <table:table-cell office:value-type="float" office:value="724" table:style-name="ce1">
            <text:p>724</text:p>
          </table:table-cell>
          <table:table-cell office:value-type="float" office:value="75.046400000000006" table:formula="msoxl:=(B61*0.0328)" table:style-name="ce1">
            <text:p>75.0464</text:p>
          </table:table-cell>
          <table:table-cell office:value-type="float" office:value="23.484800000000003" table:formula="msoxl:=(1440-C61)*0.0328" table:style-name="ce1">
            <text:p>23.4848</text:p>
          </table:table-cell>
          <table:table-cell office:value-type="string" table:style-name="ce2">
            <text:p>W</text:p>
          </table:table-cell>
          <table:table-cell office:value-type="string" table:style-name="ce2">
            <text:p><text:a xlink:href="http://www.cs.rit.edu/~robotlab/Room3440">http://www.cs.rit.edu/~robotlab/Room3440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3430</text:p>
          </table:table-cell>
          <table:table-cell office:value-type="float" office:value="2512" table:style-name="ce1">
            <text:p>2512</text:p>
          </table:table-cell>
          <table:table-cell office:value-type="float" office:value="320" table:style-name="ce1">
            <text:p>320</text:p>
          </table:table-cell>
          <table:table-cell office:value-type="float" office:value="82.393600000000006" table:formula="msoxl:=(B62*0.0328)" table:style-name="ce1">
            <text:p>82.3936</text:p>
          </table:table-cell>
          <table:table-cell office:value-type="float" office:value="36.736000000000004" table:formula="msoxl:=(1440-C62)*0.0328" table:style-name="ce1">
            <text:p>36.736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Room3430">http://www.cs.rit.edu/~robotlab/Room3430</text:a></text:p>
          </table:table-cell>
          <table:table-cell office:value-type="string" table:style-name="ce2">
            <text:p>https://www.cs.rit.edu/resources/computing/admin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3684</text:p>
          </table:table-cell>
          <table:table-cell office:value-type="float" office:value="537" table:style-name="ce1">
            <text:p>537</text:p>
          </table:table-cell>
          <table:table-cell office:value-type="float" office:value="760" table:style-name="ce1">
            <text:p>760</text:p>
          </table:table-cell>
          <table:table-cell office:value-type="float" office:value="17.613600000000002" table:formula="msoxl:=(B63*0.0328)" table:style-name="ce1">
            <text:p>17.6136</text:p>
          </table:table-cell>
          <table:table-cell office:value-type="float" office:value="22.304000000000002" table:formula="msoxl:=(1440-C63)*0.0328" table:style-name="ce1">
            <text:p>22.304</text:p>
          </table:table-cell>
          <table:table-cell office:value-type="string" table:style-name="ce2">
            <text:p>E</text:p>
          </table:table-cell>
          <table:table-cell office:value-type="string" table:style-name="ce2">
            <text:p><text:a xlink:href="http://www.cs.rit.edu/~robotlab/Room3684">http://www.cs.rit.edu/~robotlab/Room3684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3688</text:p>
          </table:table-cell>
          <table:table-cell office:value-type="float" office:value="537" table:style-name="ce1">
            <text:p>537</text:p>
          </table:table-cell>
          <table:table-cell office:value-type="float" office:value="634" table:style-name="ce1">
            <text:p>634</text:p>
          </table:table-cell>
          <table:table-cell office:value-type="float" office:value="17.613600000000002" table:formula="msoxl:=(B64*0.0328)" table:style-name="ce1">
            <text:p>17.6136</text:p>
          </table:table-cell>
          <table:table-cell office:value-type="float" office:value="26.436800000000002" table:formula="msoxl:=(1440-C64)*0.0328" table:style-name="ce1">
            <text:p>26.4368</text:p>
          </table:table-cell>
          <table:table-cell office:value-type="string" table:style-name="ce2">
            <text:p>E</text:p>
          </table:table-cell>
          <table:table-cell office:value-type="string" table:style-name="ce2">
            <text:p><text:a xlink:href="http://www.cs.rit.edu/~robotlab/Room3688">http://www.cs.rit.edu/~robotlab/Room3688</text:a></text:p>
          </table:table-cell>
          <table:table-cell office:value-type="string" table:style-name="ce2">
            <text:p><text:a xlink:href="http://www.cs.rit.edu/~rlc">http://www.cs.rit.edu/~rlc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113</text:p>
          </table:table-cell>
          <table:table-cell office:value-type="float" office:value="3145" table:style-name="ce1">
            <text:p>3145</text:p>
          </table:table-cell>
          <table:table-cell office:value-type="float" office:value="233" table:style-name="ce1">
            <text:p>233</text:p>
          </table:table-cell>
          <table:table-cell office:value-type="float" office:value="103.15600000000001" table:formula="msoxl:=(B65*0.0328)" table:style-name="ce1">
            <text:p>103.156</text:p>
          </table:table-cell>
          <table:table-cell office:value-type="float" office:value="39.589600000000004" table:formula="msoxl:=(1440-C65)*0.0328" table:style-name="ce1">
            <text:p>39.589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Room113">http://www.cs.rit.edu/~robotlab/Room113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595</text:p>
          </table:table-cell>
          <table:table-cell office:value-type="float" office:value="2576" table:style-name="ce1">
            <text:p>2576</text:p>
          </table:table-cell>
          <table:table-cell office:value-type="float" office:value="950" table:style-name="ce1">
            <text:p>950</text:p>
          </table:table-cell>
          <table:table-cell office:value-type="float" office:value="84.492800000000003" table:formula="msoxl:=(B66*0.0328)" table:style-name="ce1">
            <text:p>84.4928</text:p>
          </table:table-cell>
          <table:table-cell office:value-type="float" office:value="16.072000000000003" table:formula="msoxl:=(1440-C66)*0.0328" table:style-name="ce1">
            <text:p>16.072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Room595">http://www.cs.rit.edu/~robotlab/Room595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4000</text:p>
          </table:table-cell>
          <table:table-cell office:value-type="float" office:value="2674" table:style-name="ce1">
            <text:p>2674</text:p>
          </table:table-cell>
          <table:table-cell office:value-type="float" office:value="950" table:style-name="ce1">
            <text:p>950</text:p>
          </table:table-cell>
          <table:table-cell office:value-type="float" office:value="87.707200000000014" table:formula="msoxl:=(B67*0.0328)" table:style-name="ce1">
            <text:p>87.7072</text:p>
          </table:table-cell>
          <table:table-cell office:value-type="float" office:value="16.072000000000003" table:formula="msoxl:=(1440-C67)*0.0328" table:style-name="ce1">
            <text:p>16.072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Room4000">http://www.cs.rit.edu/~robotlab/Room4000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estRobotLab1</text:p>
          </table:table-cell>
          <table:table-cell office:value-type="float" office:value="2616" table:style-name="ce1">
            <text:p>2616</text:p>
          </table:table-cell>
          <table:table-cell office:value-type="float" office:value="435" table:style-name="ce1">
            <text:p>435</text:p>
          </table:table-cell>
          <table:table-cell office:value-type="float" office:value="85.8048" table:formula="msoxl:=(B68*0.0328)" table:style-name="ce1">
            <text:p>85.8048</text:p>
          </table:table-cell>
          <table:table-cell office:value-type="float" office:value="32.964000000000006" table:formula="msoxl:=(1440-C68)*0.0328" table:style-name="ce1">
            <text:p>32.964</text:p>
          </table:table-cell>
          <table:table-cell office:value-type="string" table:style-name="ce2">
            <text:p>E</text:p>
          </table:table-cell>
          <table:table-cell office:value-type="string" table:style-name="ce1">
            <text:p><text:a xlink:href="http://www.cs.rit.edu/~robotlab/TestRobotLab1">http://www.cs.rit.edu/~robotlab/TestRobotLab1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estRobotLab2</text:p>
          </table:table-cell>
          <table:table-cell office:value-type="float" office:value="2795" table:style-name="ce1">
            <text:p>2795</text:p>
          </table:table-cell>
          <table:table-cell office:value-type="float" office:value="438" table:style-name="ce1">
            <text:p>438</text:p>
          </table:table-cell>
          <table:table-cell office:value-type="float" office:value="91.676000000000002" table:formula="msoxl:=(B69*0.0328)" table:style-name="ce1">
            <text:p>91.676</text:p>
          </table:table-cell>
          <table:table-cell office:value-type="float" office:value="32.865600000000001" table:formula="msoxl:=(1440-C69)*0.0328" table:style-name="ce1">
            <text:p>32.8656</text:p>
          </table:table-cell>
          <table:table-cell office:value-type="string" table:style-name="ce2">
            <text:p>W</text:p>
          </table:table-cell>
          <table:table-cell office:value-type="string" table:style-name="ce2">
            <text:p>http://www.cs.rit.edu/~robotlab/TestRobotLab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tair2OppNorthRight</text:p>
          </table:table-cell>
          <table:table-cell office:value-type="float" office:value="530" table:style-name="ce1">
            <text:p>530</text:p>
          </table:table-cell>
          <table:table-cell office:value-type="float" office:value="328" table:style-name="ce1">
            <text:p>328</text:p>
          </table:table-cell>
          <table:table-cell office:value-type="float" office:value="17.384" table:formula="msoxl:=(B70*0.0328)" table:style-name="ce1">
            <text:p>17.384</text:p>
          </table:table-cell>
          <table:table-cell office:value-type="float" office:value="36.473600000000005" table:formula="msoxl:=(1440-C70)*0.0328" table:style-name="ce1">
            <text:p>36.4736</text:p>
          </table:table-cell>
          <table:table-cell office:value-type="string" table:style-name="ce2">
            <text:p>N</text:p>
          </table:table-cell>
          <table:table-cell office:value-type="string" table:style-name="ce4">
            <text:p><text:a xlink:href="http://www.cs.rit.edu/~robotlab/Stair2OppNorthRight">http://www.cs.rit.edu/~robotlab/Stair2OppNorthRight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6">
            <text:p>Kitchen3572OppEastTop</text:p>
          </table:table-cell>
          <table:table-cell office:value-type="float" office:value="540" table:style-name="ce1">
            <text:p>540</text:p>
          </table:table-cell>
          <table:table-cell office:value-type="float" office:value="338" table:style-name="ce1">
            <text:p>338</text:p>
          </table:table-cell>
          <table:table-cell office:value-type="float" office:value="17.712" table:formula="msoxl:=(B71*0.0328)" table:style-name="ce1">
            <text:p>17.712</text:p>
          </table:table-cell>
          <table:table-cell office:value-type="float" office:value="36.145600000000002" table:formula="msoxl:=(1440-C71)*0.0328" table:style-name="ce1">
            <text:p>36.1456</text:p>
          </table:table-cell>
          <table:table-cell office:value-type="string" table:style-name="ce2">
            <text:p>E</text:p>
          </table:table-cell>
          <table:table-cell office:value-type="string" table:style-name="ce4">
            <text:p><text:a xlink:href="http://www.cs.rit.edu/~robotlab/Kitchen3572OppEastTop">http://www.cs.rit.edu/~robotlab/Kitchen3572OppEastTop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Ofc3675OppSouthRight</text:p>
          </table:table-cell>
          <table:table-cell office:value-type="float" office:value="528" table:style-name="ce1">
            <text:p>528</text:p>
          </table:table-cell>
          <table:table-cell office:value-type="float" office:value="950" table:style-name="ce1">
            <text:p>950</text:p>
          </table:table-cell>
          <table:table-cell office:value-type="float" office:value="17.3184" table:formula="msoxl:=(B72*0.0328)" table:style-name="ce1">
            <text:p>17.3184</text:p>
          </table:table-cell>
          <table:table-cell office:value-type="float" office:value="16.072000000000003" table:formula="msoxl:=(1440-C72)*0.0328" table:style-name="ce1">
            <text:p>16.072</text:p>
          </table:table-cell>
          <table:table-cell office:value-type="string" table:style-name="ce2">
            <text:p>S</text:p>
          </table:table-cell>
          <table:table-cell office:value-type="string" table:style-name="ce4">
            <text:p><text:a xlink:href="http://www.cs.rit.edu/~robotlab/Ofc3675OppSouthRight">http://www.cs.rit.edu/~robotlab/Ofc3675OppSouthRight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BreakOut5OppEastBottom</text:p>
          </table:table-cell>
          <table:table-cell office:value-type="float" office:value="539" table:style-name="ce1">
            <text:p>539</text:p>
          </table:table-cell>
          <table:table-cell office:value-type="float" office:value="939" table:style-name="ce1">
            <text:p>939</text:p>
          </table:table-cell>
          <table:table-cell office:value-type="float" office:value="17.679200000000002" table:formula="msoxl:=(B73*0.0328)" table:style-name="ce1">
            <text:p>17.6792</text:p>
          </table:table-cell>
          <table:table-cell office:value-type="float" office:value="16.4328" table:formula="msoxl:=(1440-C73)*0.0328" table:style-name="ce1">
            <text:p>16.4328</text:p>
          </table:table-cell>
          <table:table-cell office:value-type="string" table:style-name="ce2">
            <text:p>E</text:p>
          </table:table-cell>
          <table:table-cell office:value-type="string" table:style-name="ce4">
            <text:p><text:a xlink:href="http://www.cs.rit.edu/~robotlab/BreakOut5OppEastBottom">http://www.cs.rit.edu/~robotlab/BreakOut5OppEastBottom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Breakout5WestMid</text:p>
          </table:table-cell>
          <table:table-cell office:value-type="float" office:value="603" table:style-name="ce1">
            <text:p>603</text:p>
          </table:table-cell>
          <table:table-cell office:value-type="float" office:value="877" table:style-name="ce1">
            <text:p>877</text:p>
          </table:table-cell>
          <table:table-cell office:value-type="float" office:value="19.778400000000001" table:formula="msoxl:=(B74*0.0328)" table:style-name="ce1">
            <text:p>19.7784</text:p>
          </table:table-cell>
          <table:table-cell office:value-type="float" office:value="18.4664" table:formula="msoxl:=(1440-C74)*0.0328" table:style-name="ce1">
            <text:p>18.4664</text:p>
          </table:table-cell>
          <table:table-cell office:value-type="string" table:style-name="ce2">
            <text:p>W</text:p>
          </table:table-cell>
          <table:table-cell office:value-type="string" table:style-name="ce4">
            <text:p><text:a xlink:href="http://www.cs.rit.edu/~robotlab/Breakout5WestMid">http://www.cs.rit.edu/~robotlab/Breakout5WestMid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Kitchen3572Gate</text:p>
          </table:table-cell>
          <table:table-cell office:value-type="float" office:value="604" table:style-name="ce1">
            <text:p>604</text:p>
          </table:table-cell>
          <table:table-cell office:value-type="float" office:value="421" table:style-name="ce1">
            <text:p>421</text:p>
          </table:table-cell>
          <table:table-cell office:value-type="float" office:value="19.811200000000003" table:formula="msoxl:=(B75*0.0328)" table:style-name="ce1">
            <text:p>19.8112</text:p>
          </table:table-cell>
          <table:table-cell office:value-type="float" office:value="33.423200000000001" table:formula="msoxl:=(1440-C75)*0.0328" table:style-name="ce1">
            <text:p>33.4232</text:p>
          </table:table-cell>
          <table:table-cell office:value-type="string" table:style-name="ce2">
            <text:p>W</text:p>
          </table:table-cell>
          <table:table-cell office:value-type="string" table:style-name="ce4">
            <text:p><text:a xlink:href="http://www.cs.rit.edu/~robotlab/Kitchen3572Gate">http://www.cs.rit.edu/~robotlab/Kitchen3572Gate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Breakout1Gate</text:p>
          </table:table-cell>
          <table:table-cell office:value-type="float" office:value="732" table:style-name="ce1">
            <text:p>732</text:p>
          </table:table-cell>
          <table:table-cell office:value-type="float" office:value="326" table:style-name="ce1">
            <text:p>326</text:p>
          </table:table-cell>
          <table:table-cell office:value-type="float" office:value="24.009600000000002" table:formula="msoxl:=(B76*0.0328)" table:style-name="ce1">
            <text:p>24.0096</text:p>
          </table:table-cell>
          <table:table-cell office:value-type="float" office:value="36.539200000000001" table:formula="msoxl:=(1440-C76)*0.0328" table:style-name="ce1">
            <text:p>36.5392</text:p>
          </table:table-cell>
          <table:table-cell office:value-type="string" table:style-name="ce2">
            <text:p>N</text:p>
          </table:table-cell>
          <table:table-cell office:value-type="string" table:style-name="ce4">
            <text:p><text:a xlink:href="http://www.cs.rit.edu/~robotlab/Breakout1Gate">http://www.cs.rit.edu/~robotlab/Breakout1Gate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Breakout5Gate</text:p>
          </table:table-cell>
          <table:table-cell office:value-type="float" office:value="730" table:style-name="ce1">
            <text:p>730</text:p>
          </table:table-cell>
          <table:table-cell office:value-type="float" office:value="953" table:style-name="ce1">
            <text:p>953</text:p>
          </table:table-cell>
          <table:table-cell office:value-type="float" office:value="23.944000000000003" table:formula="msoxl:=(B77*0.0328)" table:style-name="ce1">
            <text:p>23.944</text:p>
          </table:table-cell>
          <table:table-cell office:value-type="float" office:value="15.973600000000001" table:formula="msoxl:=(1440-C77)*0.0328" table:style-name="ce1">
            <text:p>15.9736</text:p>
          </table:table-cell>
          <table:table-cell office:value-type="string" table:style-name="ce2">
            <text:p>S</text:p>
          </table:table-cell>
          <table:table-cell office:value-type="string" table:style-name="ce4">
            <text:p><text:a xlink:href="http://www.cs.rit.edu/~robotlab/Breakout5Gate">http://www.cs.rit.edu/~robotlab/Breakout5Gate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Class3435N</text:p>
          </table:table-cell>
          <table:table-cell office:value-type="float" office:value="2841" table:style-name="ce1">
            <text:p>2841</text:p>
          </table:table-cell>
          <table:table-cell office:value-type="float" office:value="1015" table:style-name="ce1">
            <text:p>1015</text:p>
          </table:table-cell>
          <table:table-cell office:value-type="float" office:value="93.18480000000001" table:formula="msoxl:=(B78*0.0328)" table:style-name="ce1">
            <text:p>93.1848</text:p>
          </table:table-cell>
          <table:table-cell office:value-type="float" office:value="13.940000000000001" table:formula="msoxl:=(1440-C78)*0.0328" table:style-name="ce1">
            <text:p>13.94</text:p>
          </table:table-cell>
          <table:table-cell office:value-type="string" table:style-name="ce2">
            <text:p>N</text:p>
          </table:table-cell>
          <table:table-cell office:value-type="string" table:style-name="ce4">
            <text:p><text:a xlink:href="http://www.cs.rit.edu/~robotlab/Class3435N">http://www.cs.rit.edu/~robotlab/Class3435N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435S</text:p>
          </table:table-cell>
          <table:table-cell office:value-type="float" office:value="2613" table:style-name="ce1">
            <text:p>2613</text:p>
          </table:table-cell>
          <table:table-cell office:value-type="float" office:value="1015" table:style-name="ce1">
            <text:p>1015</text:p>
          </table:table-cell>
          <table:table-cell office:value-type="float" office:value="85.706400000000002" table:formula="msoxl:=(B79*0.0328)" table:style-name="ce1">
            <text:p>85.7064</text:p>
          </table:table-cell>
          <table:table-cell office:value-type="float" office:value="13.940000000000001" table:formula="msoxl:=(1440-C79)*0.0328" table:style-name="ce1">
            <text:p>13.94</text:p>
          </table:table-cell>
          <table:table-cell office:value-type="string" table:style-name="ce2">
            <text:p>N</text:p>
          </table:table-cell>
          <table:table-cell office:value-type="string" table:style-name="ce4">
            <text:p><text:a xlink:href="http://www.cs.rit.edu/~robotlab/Class3435S">http://www.cs.rit.edu/~robotlab/Class3435S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Class3445</text:p>
          </table:table-cell>
          <table:table-cell office:value-type="float" office:value="2358" table:style-name="ce1">
            <text:p>2358</text:p>
          </table:table-cell>
          <table:table-cell office:value-type="float" office:value="1014" table:style-name="ce1">
            <text:p>1014</text:p>
          </table:table-cell>
          <table:table-cell office:value-type="float" office:value="77.342400000000012" table:formula="msoxl:=(B80*0.0328)" table:style-name="ce1">
            <text:p>77.3424</text:p>
          </table:table-cell>
          <table:table-cell office:value-type="float" office:value="13.972800000000001" table:formula="msoxl:=(1440-C80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4">
            <text:p><text:a xlink:href="http://www.cs.rit.edu/~robotlab/Class3445">http://www.cs.rit.edu/~robotlab/Class3445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455</text:p>
          </table:table-cell>
          <table:table-cell office:value-type="float" office:value="2106" table:style-name="ce1">
            <text:p>2106</text:p>
          </table:table-cell>
          <table:table-cell office:value-type="float" office:value="1014" table:style-name="ce1">
            <text:p>1014</text:p>
          </table:table-cell>
          <table:table-cell office:value-type="float" office:value="69.076800000000006" table:formula="msoxl:=(B81*0.0328)" table:style-name="ce1">
            <text:p>69.0768</text:p>
          </table:table-cell>
          <table:table-cell office:value-type="float" office:value="13.972800000000001" table:formula="msoxl:=(1440-C81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4">
            <text:p><text:a xlink:href="http://www.cs.rit.edu/~robotlab/Class3455">http://www.cs.rit.edu/~robotlab/Class3455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res3410SouthRight</text:p>
          </table:table-cell>
          <table:table-cell office:value-type="float" office:value="2780" table:style-name="ce1">
            <text:p>2780</text:p>
          </table:table-cell>
          <table:table-cell office:value-type="float" office:value="951" table:style-name="ce1">
            <text:p>951</text:p>
          </table:table-cell>
          <table:table-cell office:value-type="float" office:value="91.184000000000012" table:formula="msoxl:=(B82*0.0328)" table:style-name="ce1">
            <text:p>91.184</text:p>
          </table:table-cell>
          <table:table-cell office:value-type="float" office:value="16.039200000000001" table:formula="msoxl:=(1440-C82)*0.0328" table:style-name="ce1">
            <text:p>16.0392</text:p>
          </table:table-cell>
          <table:table-cell office:value-type="string" table:style-name="ce2">
            <text:p>S</text:p>
          </table:table-cell>
          <table:table-cell office:value-type="string" table:style-name="ce4">
            <text:p><text:a xlink:href="http://www.cs.rit.edu/~robotlab/Pres3410SouthRight">http://www.cs.rit.edu/~robotlab/Pres3410SouthRight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SL3600EastBottom</text:p>
          </table:table-cell>
          <table:table-cell office:value-type="float" office:value="2232" table:style-name="ce1">
            <text:p>2232</text:p>
          </table:table-cell>
          <table:table-cell office:value-type="float" office:value="939" table:style-name="ce1">
            <text:p>939</text:p>
          </table:table-cell>
          <table:table-cell office:value-type="float" office:value="73.209600000000009" table:formula="msoxl:=(B83*0.0328)" table:style-name="ce1">
            <text:p>73.2096</text:p>
          </table:table-cell>
          <table:table-cell office:value-type="float" office:value="16.4328" table:formula="msoxl:=(1440-C83)*0.0328" table:style-name="ce1">
            <text:p>16.4328</text:p>
          </table:table-cell>
          <table:table-cell office:value-type="string" table:style-name="ce2">
            <text:p>E</text:p>
          </table:table-cell>
          <table:table-cell office:value-type="string" table:style-name="ce4">
            <text:p><text:a xlink:href="http://www.cs.rit.edu/~robotlab/DSL3600EastBottom">http://www.cs.rit.edu/~robotlab/DSL3600EastBottom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echArea3450SouthLeft</text:p>
          </table:table-cell>
          <table:table-cell office:value-type="float" office:value="2296" table:style-name="ce1">
            <text:p>2296</text:p>
          </table:table-cell>
          <table:table-cell office:value-type="float" office:value="950" table:style-name="ce1">
            <text:p>950</text:p>
          </table:table-cell>
          <table:table-cell office:value-type="float" office:value="75.308800000000005" table:formula="msoxl:=(B84*0.0328)" table:style-name="ce1">
            <text:p>75.3088</text:p>
          </table:table-cell>
          <table:table-cell office:value-type="float" office:value="16.072000000000003" table:formula="msoxl:=(1440-C84)*0.0328" table:style-name="ce1">
            <text:p>16.072</text:p>
          </table:table-cell>
          <table:table-cell office:value-type="string" table:style-name="ce2">
            <text:p>S</text:p>
          </table:table-cell>
          <table:table-cell office:value-type="string" table:style-name="ce4">
            <text:p><text:a xlink:href="http://www.cs.rit.edu/~robotlab/TechArea3450SouthLeft">http://www.cs.rit.edu/~robotlab/TechArea3450SouthLeft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ab3400EastMid</text:p>
          </table:table-cell>
          <table:table-cell office:value-type="float" office:value="2836" table:style-name="ce1">
            <text:p>2836</text:p>
          </table:table-cell>
          <table:table-cell office:value-type="float" office:value="638" table:style-name="ce1">
            <text:p>638</text:p>
          </table:table-cell>
          <table:table-cell office:value-type="float" office:value="93.020800000000008" table:formula="msoxl:=(B85*0.0328)" table:style-name="ce1">
            <text:p>93.0208</text:p>
          </table:table-cell>
          <table:table-cell office:value-type="float" office:value="26.305600000000002" table:formula="msoxl:=(1440-C85)*0.0328" table:style-name="ce1">
            <text:p>26.3056</text:p>
          </table:table-cell>
          <table:table-cell office:value-type="string" table:style-name="ce2">
            <text:p>E</text:p>
          </table:table-cell>
          <table:table-cell office:value-type="string" table:style-name="ce4">
            <text:p><text:a xlink:href="http://www.cs.rit.edu/~robotlab/Lab3400EastMid">http://www.cs.rit.edu/~robotlab/Lab3400EastMid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acRoom3430NorthLeft</text:p>
          </table:table-cell>
          <table:table-cell office:value-type="float" office:value="2296" table:style-name="ce1">
            <text:p>2296</text:p>
          </table:table-cell>
          <table:table-cell office:value-type="float" office:value="326" table:style-name="ce1">
            <text:p>326</text:p>
          </table:table-cell>
          <table:table-cell office:value-type="float" office:value="75.308800000000005" table:formula="msoxl:=(B86*0.0328)" table:style-name="ce1">
            <text:p>75.3088</text:p>
          </table:table-cell>
          <table:table-cell office:value-type="float" office:value="36.539200000000001" table:formula="msoxl:=(1440-C86)*0.0328" table:style-name="ce1">
            <text:p>36.5392</text:p>
          </table:table-cell>
          <table:table-cell office:value-type="string" table:style-name="ce2">
            <text:p>N</text:p>
          </table:table-cell>
          <table:table-cell office:value-type="string" table:style-name="ce4">
            <text:p><text:a xlink:href="http://www.cs.rit.edu/~robotlab/MacRoom3430NorthLeft">http://www.cs.rit.edu/~robotlab/MacRoom3430NorthLeft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acRoom3430NorthLeftMid</text:p>
          </table:table-cell>
          <table:table-cell office:value-type="float" office:value="2398" table:style-name="ce1">
            <text:p>2398</text:p>
          </table:table-cell>
          <table:table-cell office:value-type="float" office:value="322" table:style-name="ce1">
            <text:p>322</text:p>
          </table:table-cell>
          <table:table-cell office:value-type="float" office:value="78.65440000000001" table:formula="msoxl:=(B87*0.0328)" table:style-name="ce1">
            <text:p>78.6544</text:p>
          </table:table-cell>
          <table:table-cell office:value-type="float" office:value="36.670400000000001" table:formula="msoxl:=(1440-C87)*0.0328" table:style-name="ce1">
            <text:p>36.6704</text:p>
          </table:table-cell>
          <table:table-cell office:value-type="string" table:style-name="ce2">
            <text:p>N</text:p>
          </table:table-cell>
          <table:table-cell office:value-type="string" table:style-name="ce4">
            <text:p><text:a xlink:href="http://www.cs.rit.edu/~robotlab/MacRoom3430NorthLeftMid">http://www.cs.rit.edu/~robotlab/MacRoom3430NorthLeftMid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acRoom3430WestTop</text:p>
          </table:table-cell>
          <table:table-cell office:value-type="float" office:value="2287" table:style-name="ce1">
            <text:p>2287</text:p>
          </table:table-cell>
          <table:table-cell office:value-type="float" office:value="338" table:style-name="ce1">
            <text:p>338</text:p>
          </table:table-cell>
          <table:table-cell office:value-type="float" office:value="75.013600000000011" table:formula="msoxl:=(B88*0.0328)" table:style-name="ce1">
            <text:p>75.0136</text:p>
          </table:table-cell>
          <table:table-cell office:value-type="float" office:value="36.145600000000002" table:formula="msoxl:=(1440-C88)*0.0328" table:style-name="ce1">
            <text:p>36.1456</text:p>
          </table:table-cell>
          <table:table-cell office:value-type="string" table:style-name="ce2">
            <text:p>W</text:p>
          </table:table-cell>
          <table:table-cell office:value-type="string" table:style-name="ce4">
            <text:p><text:a xlink:href="http://www.cs.rit.edu/~robotlab/MacRoom3430WestTop">http://www.cs.rit.edu/~robotlab/MacRoom3430WestTop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ab3500NorthRight</text:p>
          </table:table-cell>
          <table:table-cell office:value-type="float" office:value="2225" table:style-name="ce1">
            <text:p>2225</text:p>
          </table:table-cell>
          <table:table-cell office:value-type="float" office:value="327" table:style-name="ce1">
            <text:p>327</text:p>
          </table:table-cell>
          <table:table-cell office:value-type="float" office:value="72.98" table:formula="msoxl:=(B89*0.0328)" table:style-name="ce1">
            <text:p>72.98</text:p>
          </table:table-cell>
          <table:table-cell office:value-type="float" office:value="36.506400000000006" table:formula="msoxl:=(1440-C89)*0.0328" table:style-name="ce1">
            <text:p>36.5064</text:p>
          </table:table-cell>
          <table:table-cell office:value-type="string" table:style-name="ce2">
            <text:p>N</text:p>
          </table:table-cell>
          <table:table-cell office:value-type="string" table:style-name="ce4">
            <text:p><text:a xlink:href="http://www.cs.rit.edu/~robotlab/Lab3500NorthRight">http://www.cs.rit.edu/~robotlab/Lab3500NorthRight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levOpp3405</text:p>
          </table:table-cell>
          <table:table-cell office:value-type="float" office:value="2628" table:style-name="ce1">
            <text:p>2628</text:p>
          </table:table-cell>
          <table:table-cell office:value-type="float" office:value="233" table:style-name="ce1">
            <text:p>233</text:p>
          </table:table-cell>
          <table:table-cell office:value-type="float" office:value="86.198400000000007" table:formula="msoxl:=(B90*0.0328)" table:style-name="ce1">
            <text:p>86.1984</text:p>
          </table:table-cell>
          <table:table-cell office:value-type="float" office:value="39.589600000000004" table:formula="msoxl:=(1440-C90)*0.0328" table:style-name="ce1">
            <text:p>39.5896</text:p>
          </table:table-cell>
          <table:table-cell office:value-type="string" table:style-name="ce2">
            <text:p>S</text:p>
          </table:table-cell>
          <table:table-cell office:value-type="string" table:style-name="ce4">
            <text:p><text:a xlink:href="http://www.cs.rit.edu/~robotlab/ElevOpp3405">http://www.cs.rit.edu/~robotlab/ElevOpp3405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ab3405EastMidMid</text:p>
          </table:table-cell>
          <table:table-cell office:value-type="float" office:value="2782" table:style-name="ce1">
            <text:p>2782</text:p>
          </table:table-cell>
          <table:table-cell office:value-type="float" office:value="388" table:style-name="ce1">
            <text:p>388</text:p>
          </table:table-cell>
          <table:table-cell office:value-type="float" office:value="91.249600000000001" table:formula="msoxl:=(B91*0.0328)" table:style-name="ce1">
            <text:p>91.2496</text:p>
          </table:table-cell>
          <table:table-cell office:value-type="float" office:value="34.505600000000001" table:formula="msoxl:=(1440-C91)*0.0328" table:style-name="ce1">
            <text:p>34.5056</text:p>
          </table:table-cell>
          <table:table-cell office:value-type="string" table:style-name="ce2">
            <text:p>E</text:p>
          </table:table-cell>
          <table:table-cell office:value-type="string" table:style-name="ce4">
            <text:p><text:a xlink:href="http://www.cs.rit.edu/~robotlab/Lab3405EastMidMid">http://www.cs.rit.edu/~robotlab/Lab3405EastMidMid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res3410EastMid</text:p>
          </table:table-cell>
          <table:table-cell office:value-type="float" office:value="2793" table:style-name="ce1">
            <text:p>2793</text:p>
          </table:table-cell>
          <table:table-cell office:value-type="float" office:value="831" table:style-name="ce1">
            <text:p>831</text:p>
          </table:table-cell>
          <table:table-cell office:value-type="float" office:value="91.610400000000013" table:formula="msoxl:=(B92*0.0328)" table:style-name="ce1">
            <text:p>91.6104</text:p>
          </table:table-cell>
          <table:table-cell office:value-type="float" office:value="19.975200000000001" table:formula="msoxl:=(1440-C92)*0.0328" table:style-name="ce1">
            <text:p>19.9752</text:p>
          </table:table-cell>
          <table:table-cell office:value-type="string" table:style-name="ce2">
            <text:p>E</text:p>
          </table:table-cell>
          <table:table-cell office:value-type="string" table:style-name="ce4">
            <text:p><text:a xlink:href="http://www.cs.rit.edu/~robotlab/Pres3410EastMid">http://www.cs.rit.edu/~robotlab/Pres3410EastMid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tor3M17Middle</text:p>
          </table:table-cell>
          <table:table-cell office:value-type="float" office:value="2945" table:style-name="ce1">
            <text:p>2945</text:p>
          </table:table-cell>
          <table:table-cell office:value-type="float" office:value="234" table:style-name="ce1">
            <text:p>234</text:p>
          </table:table-cell>
          <table:table-cell office:value-type="float" office:value="96.596000000000004" table:formula="msoxl:=(B93*0.0328)" table:style-name="ce1">
            <text:p>96.596</text:p>
          </table:table-cell>
          <table:table-cell office:value-type="float" office:value="39.556800000000003" table:formula="msoxl:=(1440-C93)*0.0328" table:style-name="ce1">
            <text:p>39.5568</text:p>
          </table:table-cell>
          <table:table-cell office:value-type="string" table:style-name="ce2">
            <text:p>S</text:p>
          </table:table-cell>
          <table:table-cell office:value-type="string" table:style-name="ce4">
            <text:p><text:a xlink:href="http://www.cs.rit.edu/~robotlab/Stor3M17Middle">http://www.cs.rit.edu/~robotlab/Stor3M17Middle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ightPillarStair5E</text:p>
          </table:table-cell>
          <table:table-cell office:value-type="float" office:value="3209" table:style-name="ce1">
            <text:p>3209</text:p>
          </table:table-cell>
          <table:table-cell office:value-type="float" office:value="342" table:style-name="ce1">
            <text:p>342</text:p>
          </table:table-cell>
          <table:table-cell office:value-type="float" office:value="105.2552" table:formula="msoxl:=(B94*0.0328)" table:style-name="ce1">
            <text:p>105.2552</text:p>
          </table:table-cell>
          <table:table-cell office:value-type="float" office:value="36.014400000000002" table:formula="msoxl:=(1440-C94)*0.0328" table:style-name="ce1">
            <text:p>36.0144</text:p>
          </table:table-cell>
          <table:table-cell office:value-type="string" table:style-name="ce2">
            <text:p>E</text:p>
          </table:table-cell>
          <table:table-cell office:value-type="string" table:style-name="ce4">
            <text:p><text:a xlink:href="http://www.cs.rit.edu/~robotlab/RightPillarStair5E">http://www.cs.rit.edu/~robotlab/RightPillarStair5E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ightPillarStair5N</text:p>
          </table:table-cell>
          <table:table-cell office:value-type="float" office:value="3202" table:style-name="ce1">
            <text:p>3202</text:p>
          </table:table-cell>
          <table:table-cell office:value-type="float" office:value="335" table:style-name="ce1">
            <text:p>335</text:p>
          </table:table-cell>
          <table:table-cell office:value-type="float" office:value="105.02560000000001" table:formula="msoxl:=(B95*0.0328)" table:style-name="ce1">
            <text:p>105.0256</text:p>
          </table:table-cell>
          <table:table-cell office:value-type="float" office:value="36.244" table:formula="msoxl:=(1440-C95)*0.0328" table:style-name="ce1">
            <text:p>36.244</text:p>
          </table:table-cell>
          <table:table-cell office:value-type="string" table:style-name="ce2">
            <text:p>N</text:p>
          </table:table-cell>
          <table:table-cell office:value-type="string" table:style-name="ce4">
            <text:p><text:a xlink:href="http://www.cs.rit.edu/~robotlab/RightPillarStair5N">http://www.cs.rit.edu/~robotlab/RightPillarStair5N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eftPillarStair5W</text:p>
          </table:table-cell>
          <table:table-cell office:value-type="float" office:value="2902" table:style-name="ce1">
            <text:p>2902</text:p>
          </table:table-cell>
          <table:table-cell office:value-type="float" office:value="345" table:style-name="ce1">
            <text:p>345</text:p>
          </table:table-cell>
          <table:table-cell office:value-type="float" office:value="95.185600000000008" table:formula="msoxl:=(B96*0.0328)" table:style-name="ce1">
            <text:p>95.1856</text:p>
          </table:table-cell>
          <table:table-cell office:value-type="float" office:value="35.916000000000004" table:formula="msoxl:=(1440-C96)*0.0328" table:style-name="ce1">
            <text:p>35.916</text:p>
          </table:table-cell>
          <table:table-cell office:value-type="string" table:style-name="ce2">
            <text:p>W</text:p>
          </table:table-cell>
          <table:table-cell office:value-type="string" table:style-name="ce4">
            <text:p><text:a xlink:href="http://www.cs.rit.edu/~robotlab/LeftPillarStair5W">http://www.cs.rit.edu/~robotlab/LeftPillarStair5W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eftPillarStair5N</text:p>
          </table:table-cell>
          <table:table-cell office:value-type="float" office:value="2908" table:style-name="ce1">
            <text:p>2908</text:p>
          </table:table-cell>
          <table:table-cell office:value-type="float" office:value="336" table:style-name="ce1">
            <text:p>336</text:p>
          </table:table-cell>
          <table:table-cell office:value-type="float" office:value="95.382400000000004" table:formula="msoxl:=(B97*0.0328)" table:style-name="ce1">
            <text:p>95.3824</text:p>
          </table:table-cell>
          <table:table-cell office:value-type="float" office:value="36.211200000000005" table:formula="msoxl:=(1440-C97)*0.0328" table:style-name="ce1">
            <text:p>36.2112</text:p>
          </table:table-cell>
          <table:table-cell office:value-type="string" table:style-name="ce2">
            <text:p>N</text:p>
          </table:table-cell>
          <table:table-cell office:value-type="string" table:style-name="ce4">
            <text:p><text:a xlink:href="http://www.cs.rit.edu/~robotlab/LeftPillarStair5N">http://www.cs.rit.edu/~robotlab/LeftPillarStair5N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tair3968</text:p>
          </table:table-cell>
          <table:table-cell office:value-type="float" office:value="468" table:style-name="ce1">
            <text:p>468</text:p>
          </table:table-cell>
          <table:table-cell office:value-type="float" office:value="1008" table:style-name="ce1">
            <text:p>1008</text:p>
          </table:table-cell>
          <table:table-cell office:value-type="float" office:value="15.3504" table:formula="msoxl:=(B98*0.0328)" table:style-name="ce1">
            <text:p>15.3504</text:p>
          </table:table-cell>
          <table:table-cell office:value-type="float" office:value="14.169600000000001" table:formula="msoxl:=(1440-C98)*0.0328" table:style-name="ce1">
            <text:p>14.1696</text:p>
          </table:table-cell>
          <table:table-cell office:value-type="string" table:style-name="ce2">
            <text:p>N</text:p>
          </table:table-cell>
          <table:table-cell office:value-type="string" table:style-name="ce4">
            <text:p><text:a xlink:href="http://www.cs.rit.edu/~robotlab/Stair3968">http://www.cs.rit.edu/~robotlab/Stair3968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hortHallETopMid</text:p>
          </table:table-cell>
          <table:table-cell office:value-type="float" office:value="2232" table:style-name="ce1">
            <text:p>2232</text:p>
          </table:table-cell>
          <table:table-cell office:value-type="float" office:value="474" table:style-name="ce1">
            <text:p>474</text:p>
          </table:table-cell>
          <table:table-cell office:value-type="float" office:value="73.209600000000009" table:formula="msoxl:=(B99*0.0328)" table:style-name="ce1">
            <text:p>73.2096</text:p>
          </table:table-cell>
          <table:table-cell office:value-type="float" office:value="31.684800000000003" table:formula="msoxl:=(1440-C99)*0.0328" table:style-name="ce1">
            <text:p>31.6848</text:p>
          </table:table-cell>
          <table:table-cell office:value-type="string" table:style-name="ce2">
            <text:p>E</text:p>
          </table:table-cell>
          <table:table-cell office:value-type="string" table:style-name="ce7">
            <text:p><text:a xlink:href="http://www.cs.rit.edu/~robotlab/ShortHallETopMid">http://www.cs.rit.edu/~robotlab/ShortHallETopMid</text:a>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ortHallWTopMid</text:p>
          </table:table-cell>
          <table:table-cell office:value-type="float" office:value="2288" table:style-name="ce1">
            <text:p>2288</text:p>
          </table:table-cell>
          <table:table-cell office:value-type="float" office:value="474" table:style-name="ce1">
            <text:p>474</text:p>
          </table:table-cell>
          <table:table-cell office:value-type="float" office:value="75.046400000000006" table:formula="msoxl:=(B100*0.0328)" table:style-name="ce1">
            <text:p>75.0464</text:p>
          </table:table-cell>
          <table:table-cell office:value-type="float" office:value="31.684800000000003" table:formula="msoxl:=(1440-C100)*0.0328" table:style-name="ce1">
            <text:p>31.6848</text:p>
          </table:table-cell>
          <table:table-cell office:value-type="string" table:style-name="ce2">
            <text:p>W</text:p>
          </table:table-cell>
          <table:table-cell office:value-type="string" table:style-name="ce7">
            <text:p><text:a xlink:href="http://www.cs.rit.edu/~robotlab/ShortHallWTopMid">http://www.cs.rit.edu/~robotlab/ShortHallWTopMid</text:a>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chArea3450WBottom</text:p>
          </table:table-cell>
          <table:table-cell office:value-type="float" office:value="2288" table:style-name="ce1">
            <text:p>2288</text:p>
          </table:table-cell>
          <table:table-cell office:value-type="float" office:value="940" table:style-name="ce1">
            <text:p>940</text:p>
          </table:table-cell>
          <table:table-cell office:value-type="float" office:value="75.046400000000006" table:formula="msoxl:=(B101*0.0328)" table:style-name="ce1">
            <text:p>75.0464</text:p>
          </table:table-cell>
          <table:table-cell office:value-type="float" office:value="16.400000000000002" table:formula="msoxl:=(1440-C101)*0.0328" table:style-name="ce1">
            <text:p>16.4</text:p>
          </table:table-cell>
          <table:table-cell office:value-type="string" table:style-name="ce2">
            <text:p>W</text:p>
          </table:table-cell>
          <table:table-cell office:value-type="string" table:style-name="ce7">
            <text:p><text:a xlink:href="http://www.cs.rit.edu/~robotlab/TechArea3450WBottom">http://www.cs.rit.edu/~robotlab/TechArea3450WBottom</text:a>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ortHallELowerMid</text:p>
          </table:table-cell>
          <table:table-cell office:value-type="float" office:value="2232" table:style-name="ce1">
            <text:p>2232</text:p>
          </table:table-cell>
          <table:table-cell office:value-type="float" office:value="795" table:style-name="ce1">
            <text:p>795</text:p>
          </table:table-cell>
          <table:table-cell office:value-type="float" office:value="73.209600000000009" table:formula="msoxl:=(B102*0.0328)" table:style-name="ce1">
            <text:p>73.2096</text:p>
          </table:table-cell>
          <table:table-cell office:value-type="float" office:value="21.156000000000002" table:formula="msoxl:=(1440-C102)*0.0328" table:style-name="ce1">
            <text:p>21.156</text:p>
          </table:table-cell>
          <table:table-cell office:value-type="string" table:style-name="ce2">
            <text:p>E</text:p>
          </table:table-cell>
          <table:table-cell office:value-type="string" table:style-name="ce7">
            <text:p><text:a xlink:href="http://www.cs.rit.edu/~robotlab/ShortHallELowerMid">http://www.cs.rit.edu/~robotlab/ShortHallELowerMid</text:a>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ortHallWLowerMid</text:p>
          </table:table-cell>
          <table:table-cell office:value-type="float" office:value="2288" table:style-name="ce1">
            <text:p>2288</text:p>
          </table:table-cell>
          <table:table-cell office:value-type="float" office:value="832" table:style-name="ce1">
            <text:p>832</text:p>
          </table:table-cell>
          <table:table-cell office:value-type="float" office:value="75.046400000000006" table:formula="msoxl:=(B103*0.0328)" table:style-name="ce1">
            <text:p>75.0464</text:p>
          </table:table-cell>
          <table:table-cell office:value-type="float" office:value="19.942400000000003" table:formula="msoxl:=(1440-C103)*0.0328" table:style-name="ce1">
            <text:p>19.9424</text:p>
          </table:table-cell>
          <table:table-cell office:value-type="string" table:style-name="ce2">
            <text:p>W</text:p>
          </table:table-cell>
          <table:table-cell office:value-type="string" table:style-name="ce7">
            <text:p><text:a xlink:href="http://www.cs.rit.edu/~robotlab/ShortHallWLowerMid">http://www.cs.rit.edu/~robotlab/ShortHallWLowerMid</text:a>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lass3455RightMid</text:p>
          </table:table-cell>
          <table:table-cell office:value-type="float" office:value="2231" table:style-name="ce1">
            <text:p>2231</text:p>
          </table:table-cell>
          <table:table-cell office:value-type="float" office:value="1014" table:style-name="ce1">
            <text:p>1014</text:p>
          </table:table-cell>
          <table:table-cell office:value-type="float" office:value="73.1768" table:formula="msoxl:=(B104*0.0328)" table:style-name="ce1">
            <text:p>73.1768</text:p>
          </table:table-cell>
          <table:table-cell office:value-type="float" office:value="13.972800000000001" table:formula="msoxl:=(1440-C104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7">
            <text:p><text:a xlink:href="http://www.cs.rit.edu/~robotlab/Class3455RightMid">http://www.cs.rit.edu/~robotlab/Class3455RightMid</text:a>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chArea3450SMid</text:p>
          </table:table-cell>
          <table:table-cell office:value-type="float" office:value="2437" table:style-name="ce1">
            <text:p>2437</text:p>
          </table:table-cell>
          <table:table-cell office:value-type="float" office:value="948" table:style-name="ce1">
            <text:p>948</text:p>
          </table:table-cell>
          <table:table-cell office:value-type="float" office:value="79.933600000000013" table:formula="msoxl:=(B105*0.0328)" table:style-name="ce1">
            <text:p>79.9336</text:p>
          </table:table-cell>
          <table:table-cell office:value-type="float" office:value="16.137600000000003" table:formula="msoxl:=(1440-C105)*0.0328" table:style-name="ce1">
            <text:p>16.1376</text:p>
          </table:table-cell>
          <table:table-cell office:value-type="string" table:style-name="ce2">
            <text:p>S</text:p>
          </table:table-cell>
          <table:table-cell office:value-type="string" table:style-name="ce7">
            <text:p><text:a xlink:href="http://www.cs.rit.edu/~robotlab/TechArea3450SMid">http://www.cs.rit.edu/~robotlab/TechArea3450SMid</text:a>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lass3445NMid</text:p>
          </table:table-cell>
          <table:table-cell office:value-type="float" office:value="2437" table:style-name="ce1">
            <text:p>2437</text:p>
          </table:table-cell>
          <table:table-cell office:value-type="float" office:value="1014" table:style-name="ce1">
            <text:p>1014</text:p>
          </table:table-cell>
          <table:table-cell office:value-type="float" office:value="79.933600000000013" table:formula="msoxl:=(B106*0.0328)" table:style-name="ce1">
            <text:p>79.9336</text:p>
          </table:table-cell>
          <table:table-cell office:value-type="float" office:value="13.972800000000001" table:formula="msoxl:=(1440-C106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7">
            <text:p><text:a xlink:href="http://www.cs.rit.edu/~robotlab/Class3445NMid">http://www.cs.rit.edu/~robotlab/Class3445NMid</text:a>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SL3600SMid</text:p>
          </table:table-cell>
          <table:table-cell office:value-type="float" office:value="2137" table:style-name="ce1">
            <text:p>2137</text:p>
          </table:table-cell>
          <table:table-cell office:value-type="float" office:value="941" table:style-name="ce1">
            <text:p>941</text:p>
          </table:table-cell>
          <table:table-cell office:value-type="float" office:value="70.093600000000009" table:formula="msoxl:=(B107*0.0328)" table:style-name="ce1">
            <text:p>70.0936</text:p>
          </table:table-cell>
          <table:table-cell office:value-type="float" office:value="16.3672" table:formula="msoxl:=(1440-C107)*0.0328" table:style-name="ce1">
            <text:p>16.3672</text:p>
          </table:table-cell>
          <table:table-cell office:value-type="string" table:style-name="ce2">
            <text:p>S</text:p>
          </table:table-cell>
          <table:table-cell office:value-type="string" table:style-name="ce7">
            <text:p><text:a xlink:href="http://www.cs.rit.edu/~robotlab/DSL3600SMid">http://www.cs.rit.edu/~robotlab/DSL3600SMid</text:a>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CL5Mid6</text:p>
          </table:table-cell>
          <table:table-cell office:value-type="float" office:value="1540" table:style-name="ce1">
            <text:p>1540</text:p>
          </table:table-cell>
          <table:table-cell office:value-type="float" office:value="947" table:style-name="ce1">
            <text:p>947</text:p>
          </table:table-cell>
          <table:table-cell office:value-type="float" office:value="50.512000000000008" table:formula="msoxl:=(B108*0.0328)" table:style-name="ce1">
            <text:p>50.512</text:p>
          </table:table-cell>
          <table:table-cell office:value-type="float" office:value="16.170400000000001" table:formula="msoxl:=(1440-C108)*0.0328" table:style-name="ce1">
            <text:p>16.1704</text:p>
          </table:table-cell>
          <table:table-cell office:value-type="string" table:style-name="ce2">
            <text:p>S</text:p>
          </table:table-cell>
          <table:table-cell office:value-type="string" table:style-name="ce7">
            <text:p><text:a xlink:href="http://www.cs.rit.edu/~robotlab/ICL5Mid6">http://www.cs.rit.edu/~robotlab/ICL5Mid6</text:a></text:p>
          </table:table-cell>
          <table:table-cell table:number-columns-repeated="16377"/>
        </table:table-row>
        <table:table-row table:number-rows-repeated="10484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Excel_BuiltIn_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1" style:display-name="Heading1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1" style:display-name="Result 1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1" style:display-name="Result2 1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Zack Butler</meta:initial-creator>
    <dc:creator>Kumar Chandan</dc:creator>
    <meta:creation-date>2012-06-20T18:56:21Z</meta:creation-date>
    <dc:date>2013-06-28T17:00:49Z</dc:date>
    <meta:editing-cycles>38</meta:editing-cycles>
    <meta:editing-duration>PT85S</meta:editing-duration>
    <meta:user-defined meta:name="AppVersion">14.0300</meta:user-defined>
    <meta:user-defined meta:name="Company">Rochester Institute of Tech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